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Courier New" svg:font-family="'Courier New'" style:font-adornments="Regular" style:font-family-generic="modern" style:font-pitch="fixed"/>
    <style:font-face style:name="Gill Sans" svg:font-family="'Gill Sans'"/>
    <style:font-face style:name="Gill Sans1" svg:font-family="'Gill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Fett" style:font-family-generic="roman" style:font-pitch="variable"/>
    <style:font-face style:name="OpenSymbol" svg:font-family="OpenSymbol" style:font-charset="x-symbol"/>
  </office:font-face-decls>
  <office:automatic-styles>
    <style:style style:name="Tabelle5" style:family="table">
      <style:table-properties style:width="4.741cm" fo:break-before="page" table:align="left"/>
    </style:style>
    <style:style style:name="Tabelle5.A" style:family="table-column">
      <style:table-column-properties style:column-width="1.6cm"/>
    </style:style>
    <style:style style:name="Tabelle5.B" style:family="table-column">
      <style:table-column-properties style:column-width="3.141cm"/>
    </style:style>
    <style:style style:name="Tabelle5.1" style:family="table-row">
      <style:table-row-properties fo:keep-together="always"/>
    </style:style>
    <style:style style:name="Tabelle5.A1" style:family="table-cell">
      <style:table-cell-properties style:vertical-align="" style:writing-mode="page"/>
    </style:style>
    <style:style style:name="Tabelle5.B1" style:family="table-cell">
      <style:table-cell-properties style:writing-mode="page"/>
    </style:style>
    <style:style style:name="Tabelle5.B2" style:family="table-cell">
      <style:table-cell-properties style:writing-mode="page"/>
    </style:style>
    <style:style style:name="Tabelle5.B3" style:family="table-cell">
      <style:table-cell-properties style:writing-mode="page"/>
    </style:style>
    <style:style style:name="Tabelle5.B4" style:family="table-cell">
      <style:table-cell-properties style:writing-mode="page"/>
    </style:style>
    <style:style style:name="Tabelle5.B5" style:family="table-cell">
      <style:table-cell-properties style:writing-mode="page"/>
    </style:style>
    <style:style style:name="Tabelle5.B6" style:family="table-cell">
      <style:table-cell-properties style:writing-mode="page"/>
    </style:style>
    <style:style style:name="Tabelle5.B7" style:family="table-cell">
      <style:table-cell-properties style:writing-mode="page"/>
    </style:style>
    <style:style style:name="Tabelle5.B8" style:family="table-cell">
      <style:table-cell-properties style:writing-mode="page"/>
    </style:style>
    <style:style style:name="Tabelle5.B9" style:family="table-cell">
      <style:table-cell-properties style:writing-mode="page"/>
    </style:style>
    <style:style style:name="Tabelle5.B10" style:family="table-cell">
      <style:table-cell-properties style:writing-mode="page"/>
    </style:style>
    <style:style style:name="Tabelle5.B11" style:family="table-cell">
      <style:table-cell-properties style:writing-mode="page"/>
    </style:style>
    <style:style style:name="Tabelle5.B12" style:family="table-cell">
      <style:table-cell-properties style:writing-mode="page"/>
    </style:style>
    <style:style style:name="Tabelle5.B13" style:family="table-cell">
      <style:table-cell-properties style:writing-mode="page"/>
    </style:style>
    <style:style style:name="Tabelle5.B14" style:family="table-cell">
      <style:table-cell-properties style:writing-mode="page"/>
    </style:style>
    <style:style style:name="Tabelle5.B15" style:family="table-cell">
      <style:table-cell-properties style:writing-mode="page"/>
    </style:style>
    <style:style style:name="Tabelle5.B16" style:family="table-cell">
      <style:table-cell-properties style:writing-mode="page"/>
    </style:style>
    <style:style style:name="Tabelle5.B17" style:family="table-cell">
      <style:table-cell-properties style:writing-mode="page"/>
    </style:style>
    <style:style style:name="Tabelle5.B18" style:family="table-cell">
      <style:table-cell-properties style:writing-mode="page"/>
    </style:style>
    <style:style style:name="Tabelle5.B19" style:family="table-cell">
      <style:table-cell-properties style:writing-mode="page"/>
    </style:style>
    <style:style style:name="Tabelle5.B20" style:family="table-cell">
      <style:table-cell-properties style:writing-mode="page"/>
    </style:style>
    <style:style style:name="Tabelle5.B21" style:family="table-cell">
      <style:table-cell-properties style:writing-mode="page"/>
    </style:style>
    <style:style style:name="Tabelle5.B22" style:family="table-cell">
      <style:table-cell-properties style:writing-mode="page"/>
    </style:style>
    <style:style style:name="Tabelle5.B23" style:family="table-cell">
      <style:table-cell-properties style:writing-mode="page"/>
    </style:style>
    <style:style style:name="Tabelle5.B24" style:family="table-cell">
      <style:table-cell-properties style:writing-mode="page"/>
    </style:style>
    <style:style style:name="Tabelle5.B25" style:family="table-cell">
      <style:table-cell-properties style:writing-mode="page"/>
    </style:style>
    <style:style style:name="Tabelle5.B26" style:family="table-cell">
      <style:table-cell-properties style:writing-mode="page"/>
    </style:style>
    <style:style style:name="Tabelle5.B27" style:family="table-cell">
      <style:table-cell-properties style:writing-mode="page"/>
    </style:style>
    <style:style style:name="Tabelle5.B28" style:family="table-cell">
      <style:table-cell-properties style:writing-mode="page"/>
    </style:style>
    <style:style style:name="Tabelle5.B29" style:family="table-cell">
      <style:table-cell-properties style:writing-mode="page"/>
    </style:style>
    <style:style style:name="Tabelle5.B30" style:family="table-cell">
      <style:table-cell-properties style:writing-mode="page"/>
    </style:style>
    <style:style style:name="Tabelle5.B31" style:family="table-cell">
      <style:table-cell-properties style:writing-mode="page"/>
    </style:style>
    <style:style style:name="Tabelle5.B32" style:family="table-cell">
      <style:table-cell-properties style:writing-mode="page"/>
    </style:style>
    <style:style style:name="Tabelle5.B33" style:family="table-cell">
      <style:table-cell-properties style:writing-mode="page"/>
    </style:style>
    <style:style style:name="Tabelle5.B34" style:family="table-cell">
      <style:table-cell-properties style:writing-mode="page"/>
    </style:style>
    <style:style style:name="Tabelle5.B35" style:family="table-cell">
      <style:table-cell-properties style:writing-mode="page"/>
    </style:style>
    <style:style style:name="Tabelle5.B36" style:family="table-cell">
      <style:table-cell-properties style:writing-mode="page"/>
    </style:style>
    <style:style style:name="Tabelle5.B37" style:family="table-cell">
      <style:table-cell-properties style:writing-mode="page"/>
    </style:style>
    <style:style style:name="Tabelle5.B38" style:family="table-cell">
      <style:table-cell-properties style:writing-mode="page"/>
    </style:style>
    <style:style style:name="Tabelle5.B39" style:family="table-cell">
      <style:table-cell-properties style:writing-mode="page"/>
    </style:style>
    <style:style style:name="Tabelle5.B40" style:family="table-cell">
      <style:table-cell-properties style:writing-mode="page"/>
    </style:style>
    <style:style style:name="Tabelle5.B41" style:family="table-cell">
      <style:table-cell-properties style:writing-mode="page"/>
    </style:style>
    <style:style style:name="Tabelle5.B42" style:family="table-cell">
      <style:table-cell-properties style:writing-mode="page"/>
    </style:style>
    <style:style style:name="Tabelle5.B43" style:family="table-cell">
      <style:table-cell-properties style:writing-mode="page"/>
    </style:style>
    <style:style style:name="Tabelle5.B44" style:family="table-cell">
      <style:table-cell-properties style:writing-mode="page"/>
    </style:style>
    <style:style style:name="Tabelle5.B45" style:family="table-cell">
      <style:table-cell-properties style:writing-mode="page"/>
    </style:style>
    <style:style style:name="Tabelle5.B46" style:family="table-cell">
      <style:table-cell-properties style:writing-mode="page"/>
    </style:style>
    <style:style style:name="Tabelle5.B47" style:family="table-cell">
      <style:table-cell-properties style:writing-mode="page"/>
    </style:style>
    <style:style style:name="Tabelle5.B48" style:family="table-cell">
      <style:table-cell-properties style:writing-mode="page"/>
    </style:style>
    <style:style style:name="Tabelle5.B49" style:family="table-cell">
      <style:table-cell-properties style:writing-mode="page"/>
    </style:style>
    <style:style style:name="Tabelle5.B50" style:family="table-cell">
      <style:table-cell-properties style:writing-mode="page"/>
    </style:style>
    <style:style style:name="Tabelle5.B51" style:family="table-cell">
      <style:table-cell-properties style:writing-mode="page"/>
    </style:style>
    <style:style style:name="Tabelle5.B52" style:family="table-cell">
      <style:table-cell-properties style:writing-mode="page"/>
    </style:style>
    <style:style style:name="Tabelle5.B53" style:family="table-cell">
      <style:table-cell-properties style:writing-mode="page"/>
    </style:style>
    <style:style style:name="Tabelle5.B54" style:family="table-cell">
      <style:table-cell-properties style:writing-mode="page"/>
    </style:style>
    <style:style style:name="Tabelle5.B55" style:family="table-cell">
      <style:table-cell-properties style:writing-mode="page"/>
    </style:style>
    <style:style style:name="Tabelle5.B56" style:family="table-cell">
      <style:table-cell-properties style:writing-mode="page"/>
    </style:style>
    <style:style style:name="Tabelle5.B57" style:family="table-cell">
      <style:table-cell-properties style:writing-mode="page"/>
    </style:style>
    <style:style style:name="Tabelle5.B58" style:family="table-cell">
      <style:table-cell-properties style:writing-mode="page"/>
    </style:style>
    <style:style style:name="Tabelle5.B59" style:family="table-cell">
      <style:table-cell-properties style:writing-mode="page"/>
    </style:style>
    <style:style style:name="Tabelle5.B60" style:family="table-cell">
      <style:table-cell-properties style:writing-mode="page"/>
    </style:style>
    <style:style style:name="Tabelle5.B61" style:family="table-cell">
      <style:table-cell-properties style:writing-mode="page"/>
    </style:style>
    <style:style style:name="Tabelle5.B62" style:family="table-cell">
      <style:table-cell-properties style:writing-mode="page"/>
    </style:style>
    <style:style style:name="Tabelle5.B63" style:family="table-cell">
      <style:table-cell-properties style:writing-mode="page"/>
    </style:style>
    <style:style style:name="Tabelle5.B64" style:family="table-cell">
      <style:table-cell-properties style:writing-mode="page"/>
    </style:style>
    <style:style style:name="Tabelle5.B65" style:family="table-cell">
      <style:table-cell-properties style:writing-mode="page"/>
    </style:style>
    <style:style style:name="Tabelle5.B66" style:family="table-cell">
      <style:table-cell-properties style:writing-mode="page"/>
    </style:style>
    <style:style style:name="Tabelle5.B67" style:family="table-cell">
      <style:table-cell-properties style:writing-mode="page"/>
    </style:style>
    <style:style style:name="Tabelle5.B68" style:family="table-cell">
      <style:table-cell-properties style:writing-mode="page"/>
    </style:style>
    <style:style style:name="Tabelle5.B69" style:family="table-cell">
      <style:table-cell-properties style:writing-mode="page"/>
    </style:style>
    <style:style style:name="Tabelle5.B70" style:family="table-cell">
      <style:table-cell-properties style:writing-mode="page"/>
    </style:style>
    <style:style style:name="Tabelle5.B71" style:family="table-cell">
      <style:table-cell-properties style:writing-mode="page"/>
    </style:style>
    <style:style style:name="Tabelle5.B72" style:family="table-cell">
      <style:table-cell-properties style:writing-mode="page"/>
    </style:style>
    <style:style style:name="Tabelle5.B73" style:family="table-cell">
      <style:table-cell-properties style:writing-mode="page"/>
    </style:style>
    <style:style style:name="Tabelle5.B74" style:family="table-cell">
      <style:table-cell-properties style:writing-mode="page"/>
    </style:style>
    <style:style style:name="Tabelle5.B75" style:family="table-cell">
      <style:table-cell-properties style:writing-mode="page"/>
    </style:style>
    <style:style style:name="Tabelle5.B76" style:family="table-cell">
      <style:table-cell-properties style:writing-mode="page"/>
    </style:style>
    <style:style style:name="Tabelle5.B77" style:family="table-cell">
      <style:table-cell-properties style:writing-mode="page"/>
    </style:style>
    <style:style style:name="Tabelle5.B78" style:family="table-cell">
      <style:table-cell-properties style:writing-mode="page"/>
    </style:style>
    <style:style style:name="Tabelle5.B79" style:family="table-cell">
      <style:table-cell-properties style:writing-mode="page"/>
    </style:style>
    <style:style style:name="Tabelle5.B80" style:family="table-cell">
      <style:table-cell-properties style:writing-mode="page"/>
    </style:style>
    <style:style style:name="Tabelle5.B81" style:family="table-cell">
      <style:table-cell-properties style:writing-mode="page"/>
    </style:style>
    <style:style style:name="Tabelle5.B82" style:family="table-cell">
      <style:table-cell-properties style:writing-mode="page"/>
    </style:style>
    <style:style style:name="Tabelle5.B83" style:family="table-cell">
      <style:table-cell-properties style:writing-mode="page"/>
    </style:style>
    <style:style style:name="Tabelle5.B84" style:family="table-cell">
      <style:table-cell-properties style:writing-mode="page"/>
    </style:style>
    <style:style style:name="Tabelle5.B85" style:family="table-cell">
      <style:table-cell-properties style:writing-mode="page"/>
    </style:style>
    <style:style style:name="Tabelle5.B86" style:family="table-cell">
      <style:table-cell-properties style:writing-mode="page"/>
    </style:style>
    <style:style style:name="Tabelle5.B87" style:family="table-cell">
      <style:table-cell-properties style:writing-mode="page"/>
    </style:style>
    <style:style style:name="Tabelle5.B88" style:family="table-cell">
      <style:table-cell-properties style:writing-mode="page"/>
    </style:style>
    <style:style style:name="Tabelle5.B89" style:family="table-cell">
      <style:table-cell-properties style:writing-mode="page"/>
    </style:style>
    <style:style style:name="Tabelle5.B90" style:family="table-cell">
      <style:table-cell-properties style:writing-mode="page"/>
    </style:style>
    <style:style style:name="Tabelle5.B91" style:family="table-cell">
      <style:table-cell-properties style:writing-mode="page"/>
    </style:style>
    <style:style style:name="Tabelle5.B92" style:family="table-cell">
      <style:table-cell-properties style:writing-mode="page"/>
    </style:style>
    <style:style style:name="Tabelle5.B93" style:family="table-cell">
      <style:table-cell-properties style:writing-mode="page"/>
    </style:style>
    <style:style style:name="Tabelle5.B94" style:family="table-cell">
      <style:table-cell-properties style:writing-mode="page"/>
    </style:style>
    <style:style style:name="Tabelle5.B95" style:family="table-cell">
      <style:table-cell-properties style:writing-mode="page"/>
    </style:style>
    <style:style style:name="Tabelle5.B96" style:family="table-cell">
      <style:table-cell-properties style:writing-mode="page"/>
    </style:style>
    <style:style style:name="Tabelle5.B97" style:family="table-cell">
      <style:table-cell-properties style:writing-mode="page"/>
    </style:style>
    <style:style style:name="Tabelle5.B98" style:family="table-cell">
      <style:table-cell-properties style:writing-mode="page"/>
    </style:style>
    <style:style style:name="Tabelle5.B99" style:family="table-cell">
      <style:table-cell-properties style:writing-mode="page"/>
    </style:style>
    <style:style style:name="Tabelle5.B100" style:family="table-cell">
      <style:table-cell-properties style:writing-mode="page"/>
    </style:style>
    <style:style style:name="Tabelle5.B101" style:family="table-cell">
      <style:table-cell-properties style:writing-mode="page"/>
    </style:style>
    <style:style style:name="Tabelle5.B102" style:family="table-cell">
      <style:table-cell-properties style:writing-mode="page"/>
    </style:style>
    <style:style style:name="Tabelle5.B103" style:family="table-cell">
      <style:table-cell-properties style:writing-mode="page"/>
    </style:style>
    <style:style style:name="Tabelle5.B104" style:family="table-cell">
      <style:table-cell-properties style:writing-mode="page"/>
    </style:style>
    <style:style style:name="Tabelle5.B105" style:family="table-cell">
      <style:table-cell-properties style:writing-mode="page"/>
    </style:style>
    <style:style style:name="Tabelle5.B106" style:family="table-cell">
      <style:table-cell-properties style:writing-mode="page"/>
    </style:style>
    <style:style style:name="Tabelle5.B107" style:family="table-cell">
      <style:table-cell-properties style:writing-mode="page"/>
    </style:style>
    <style:style style:name="Tabelle5.B108" style:family="table-cell">
      <style:table-cell-properties style:writing-mode="page"/>
    </style:style>
    <style:style style:name="Tabelle5.B109" style:family="table-cell">
      <style:table-cell-properties style:writing-mode="page"/>
    </style:style>
    <style:style style:name="Tabelle5.B110" style:family="table-cell">
      <style:table-cell-properties style:writing-mode="page"/>
    </style:style>
    <style:style style:name="Tabelle5.B111" style:family="table-cell">
      <style:table-cell-properties style:writing-mode="page"/>
    </style:style>
    <style:style style:name="Tabelle5.B112" style:family="table-cell">
      <style:table-cell-properties style:writing-mode="page"/>
    </style:style>
    <style:style style:name="Tabelle5.B113" style:family="table-cell">
      <style:table-cell-properties style:writing-mode="page"/>
    </style:style>
    <style:style style:name="Tabelle5.B114" style:family="table-cell">
      <style:table-cell-properties style:writing-mode="page"/>
    </style:style>
    <style:style style:name="Tabelle5.B115" style:family="table-cell">
      <style:table-cell-properties style:writing-mode="page"/>
    </style:style>
    <style:style style:name="Tabelle5.B116" style:family="table-cell">
      <style:table-cell-properties style:writing-mode="page"/>
    </style:style>
    <style:style style:name="Tabelle5.B117" style:family="table-cell">
      <style:table-cell-properties style:writing-mode="page"/>
    </style:style>
    <style:style style:name="Tabelle5.B118" style:family="table-cell">
      <style:table-cell-properties style:writing-mode="page"/>
    </style:style>
    <style:style style:name="Tabelle5.B119" style:family="table-cell">
      <style:table-cell-properties style:writing-mode="page"/>
    </style:style>
    <style:style style:name="Tabelle5.B120" style:family="table-cell">
      <style:table-cell-properties style:writing-mode="page"/>
    </style:style>
    <style:style style:name="Tabelle5.B121" style:family="table-cell">
      <style:table-cell-properties style:writing-mode="page"/>
    </style:style>
    <style:style style:name="Tabelle5.B122" style:family="table-cell">
      <style:table-cell-properties style:writing-mode="page"/>
    </style:style>
    <style:style style:name="Tabelle5.B123" style:family="table-cell">
      <style:table-cell-properties style:writing-mode="page"/>
    </style:style>
    <style:style style:name="Tabelle5.B124" style:family="table-cell">
      <style:table-cell-properties style:writing-mode="page"/>
    </style:style>
    <style:style style:name="Tabelle5.B125" style:family="table-cell">
      <style:table-cell-properties style:writing-mode="page"/>
    </style:style>
    <style:style style:name="Tabelle5.B126" style:family="table-cell">
      <style:table-cell-properties style:writing-mode="page"/>
    </style:style>
    <style:style style:name="Tabelle5.B127" style:family="table-cell">
      <style:table-cell-properties style:writing-mode="page"/>
    </style:style>
    <style:style style:name="Tabelle5.B128" style:family="table-cell">
      <style:table-cell-properties style:writing-mode="page"/>
    </style:style>
    <style:style style:name="Tabelle5.B129" style:family="table-cell">
      <style:table-cell-properties style:writing-mode="page"/>
    </style:style>
    <style:style style:name="Tabelle5.B130" style:family="table-cell">
      <style:table-cell-properties style:writing-mode="page"/>
    </style:style>
    <style:style style:name="Tabelle5.B131" style:family="table-cell">
      <style:table-cell-properties style:writing-mode="page"/>
    </style:style>
    <style:style style:name="Tabelle5.B132" style:family="table-cell">
      <style:table-cell-properties style:writing-mode="page"/>
    </style:style>
    <style:style style:name="Tabelle5.B133" style:family="table-cell">
      <style:table-cell-properties style:writing-mode="page"/>
    </style:style>
    <style:style style:name="Tabelle5.B134" style:family="table-cell">
      <style:table-cell-properties style:writing-mode="page"/>
    </style:style>
    <style:style style:name="Tabelle5.B135" style:family="table-cell">
      <style:table-cell-properties style:writing-mode="page"/>
    </style:style>
    <style:style style:name="Tabelle5.B136" style:family="table-cell">
      <style:table-cell-properties style:writing-mode="page"/>
    </style:style>
    <style:style style:name="Tabelle5.B137" style:family="table-cell">
      <style:table-cell-properties style:writing-mode="page"/>
    </style:style>
    <style:style style:name="P1" style:family="paragraph" style:parent-style-name="Table_20_Contents">
      <style:paragraph-properties fo:margin-top="0cm" fo:margin-bottom="0cm" style:contextual-spacing="false" fo:text-align="end" style:justify-single-word="false"/>
      <style:text-properties style:font-name="Gill Sans" fo:font-size="9pt" fo:font-weight="bold" style:font-size-asian="9pt" style:font-size-complex="9pt"/>
    </style:style>
    <style:style style:name="P2" style:family="paragraph" style:parent-style-name="Table_20_Contents">
      <style:paragraph-properties fo:margin-top="0cm" fo:margin-bottom="0cm" style:contextual-spacing="false" fo:text-align="end" style:justify-single-word="false"/>
      <style:text-properties style:font-name="Gill Sans" fo:font-size="9pt" fo:font-weight="bold" officeooo:paragraph-rsid="001fa281" style:font-size-asian="9pt" style:font-size-complex="9pt"/>
    </style:style>
    <style:style style:name="P3" style:family="paragraph" style:parent-style-name="Table_20_Contents">
      <style:paragraph-properties fo:margin-top="0cm" fo:margin-bottom="0cm" style:contextual-spacing="false" fo:text-align="start" style:justify-single-word="false"/>
      <style:text-properties style:font-name="Gill Sans" fo:font-size="9pt" style:font-size-asian="9pt" style:font-size-complex="9pt"/>
    </style:style>
    <style:style style:name="P4" style:family="paragraph" style:parent-style-name="Text_20_body">
      <loext:graphic-properties draw:fill-gradient-name="gradient" draw:fill-hatch-name="hatch"/>
      <style:paragraph-properties fo:margin-top="0cm" fo:margin-bottom="0.15cm" style:contextual-spacing="false" fo:line-height="100%" fo:text-align="start" style:justify-single-word="false" fo:keep-together="always"/>
      <style:text-properties style:font-name="Gill Sans1" fo:font-size="10pt" fo:font-weight="bold" style:font-size-asian="10pt" style:font-weight-asian="bold" style:font-size-complex="10pt" style:font-weight-complex="bold"/>
    </style:style>
    <style:style style:name="P5" style:family="paragraph" style:parent-style-name="Text_20_body">
      <style:paragraph-properties fo:margin-top="0cm" fo:margin-bottom="0.15cm" style:contextual-spacing="false" fo:line-height="100%" fo:text-align="start" style:justify-single-word="false"/>
      <style:text-properties style:font-name="Gill Sans1" fo:font-size="10pt" style:font-size-asian="10pt" style:font-size-complex="10pt"/>
    </style:style>
    <style:style style:name="P6" style:family="paragraph" style:parent-style-name="Text_20_body">
      <loext:graphic-properties draw:fill-gradient-name="gradient" draw:fill-hatch-name="hatch"/>
      <style:paragraph-properties fo:margin-top="0cm" fo:margin-bottom="0.15cm" style:contextual-spacing="false" fo:line-height="100%" fo:text-align="start" style:justify-single-word="false" fo:keep-together="always"/>
      <style:text-properties style:font-name="Gill Sans1" fo:font-size="10pt" style:font-size-asian="10pt" style:font-size-complex="10pt"/>
    </style:style>
    <style:style style:name="P7" style:family="paragraph" style:parent-style-name="Text_20_body" style:master-page-name="">
      <loext:graphic-properties draw:fill-gradient-name="gradient" draw:fill-hatch-name="hatch"/>
      <style:paragraph-properties fo:margin-top="0cm" fo:margin-bottom="0.15cm" style:contextual-spacing="false" fo:line-height="100%" fo:text-align="start" style:justify-single-word="false" fo:keep-together="always" style:page-number="auto"/>
      <style:text-properties style:font-name="Gill Sans1" fo:font-size="18pt" fo:font-weight="bold" style:font-size-asian="10pt" style:font-weight-asian="bold" style:font-size-complex="10pt" style:font-weight-complex="bold"/>
    </style:style>
    <style:style style:name="P8" style:family="paragraph" style:parent-style-name="Text_20_body">
      <style:paragraph-properties fo:margin-top="0cm" fo:margin-bottom="0.15cm" style:contextual-spacing="false" fo:line-height="100%" fo:text-align="start" style:justify-single-word="false"/>
      <style:text-properties style:font-name="Gill Sans1" fo:font-size="2pt" style:font-size-asian="10pt" style:font-size-complex="10pt"/>
    </style:style>
    <style:style style:name="P9" style:family="paragraph" style:parent-style-name="Text_20_body">
      <loext:graphic-properties draw:fill-gradient-name="gradient" draw:fill-hatch-name="hatch"/>
      <style:paragraph-properties fo:margin-top="0cm" fo:margin-bottom="0.15cm" style:contextual-spacing="false" fo:line-height="100%" fo:text-align="start" style:justify-single-word="false" fo:keep-together="always"/>
    </style:style>
    <style:style style:name="P10" style:family="paragraph" style:parent-style-name="Text_20_body">
      <style:paragraph-properties fo:margin-top="0cm" fo:margin-bottom="0.15cm" style:contextual-spacing="false"/>
      <style:text-properties officeooo:paragraph-rsid="002516b0"/>
    </style:style>
    <style:style style:name="P11" style:family="paragraph" style:parent-style-name="Text_20_body">
      <style:text-properties style:font-name="Gill Sans1" fo:font-size="10pt" officeooo:paragraph-rsid="002516b0" style:font-size-asian="10pt" style:font-size-complex="10pt"/>
    </style:style>
    <style:style style:name="P12" style:family="paragraph" style:parent-style-name="Heading_20_2"/>
    <style:style style:name="T1" style:family="text">
      <style:text-properties style:font-name="Gill Sans1" fo:font-size="10pt" style:font-size-asian="10pt" style:font-size-complex="10pt"/>
    </style:style>
    <style:style style:name="T2" style:family="text">
      <style:text-properties officeooo:rsid="001fa281"/>
    </style:style>
    <style:style style:name="T3" style:family="text">
      <style:text-properties officeooo:rsid="002325c2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2325c2" style:font-style-asian="italic" style:font-style-complex="italic"/>
    </style:style>
    <style:style style:name="T6" style:family="text">
      <style:text-properties officeooo:rsid="0024f0ff"/>
    </style:style>
    <style:style style:name="T7" style:family="text">
      <style:text-properties officeooo:rsid="0027d64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bookmark text:name="toki-pona"/>Toki Pona</text:p>
      <text:p text:style-name="P6">Toki Pona is a language developed by linguist Sonja Lang, with only 137 words.</text:p>
      <text:p text:style-name="P6">This side describes the entire grammar, the other side contains the entire vocabulary.</text:p>
      <text:p text:style-name="P6">This version is based on v2 by jan Sa (Discord: Green Guy#5294), CC0.</text:p>
      <text:p text:style-name="P9"><text:span text:style-name="T1">Original by </text:span><text:a xlink:type="simple" xlink:href="https://blinry.org/toki-pona-cheat-sheet/" text:style-name="Internet_20_link" text:visited-style-name="Visited_20_Internet_20_Link"><text:span text:style-name="T1">blinry</text:span></text:a><text:span text:style-name="T1">.</text:span></text:p>
      <text:p text:style-name="P6">This version uses both <text:span text:style-name="T4">Toki Pona: The Language of Good</text:span> and <text:span text:style-name="T4">Toki Pona Dictionary</text:span> as its bases.</text:p>
      <text:p text:style-name="P4"><text:bookmark text:name="alphabet"/>Alphabet</text:p>
      <text:p text:style-name="P9"><text:span text:style-name="T1">Toki Pona uses these letters:<text:line-break/> </text:span><text:span text:style-name="Source_20_Text"><text:span text:style-name="T1">a e i j k l m n o p s t u w</text:span></text:span></text:p>
      <text:p text:style-name="P6">You can base them on their sounds in the IPA, but pronunciation doesn’t matter.</text:p>
      <text:p text:style-name="P4"><text:bookmark text:name="basic-sentences"/>Basic sentences</text:p>
      <text:p text:style-name="P9"><text:span text:style-name="T1">The particle </text:span><text:span text:style-name="Emphasis"><text:span text:style-name="T1">li</text:span></text:span><text:span text:style-name="T1"> separates the subject from the predicate.</text:span></text:p>
      <text:p text:style-name="P9"><text:span text:style-name="Emphasis"><text:span text:style-name="T1">soweli li moku</text:span></text:span><text:span text:style-name="T1"> – The cat is eating.</text:span></text:p>
      <text:p text:style-name="P9"><text:span text:style-name="Emphasis"><text:span text:style-name="T1">jan li lape</text:span></text:span><text:span text:style-name="T1"> – Someone is sleeping.</text:span></text:p>
      <text:p text:style-name="P6">There is no verb “to be.”</text:p>
      <text:p text:style-name="P9"><text:span text:style-name="T1">The part after </text:span><text:span text:style-name="Emphasis"><text:span text:style-name="T1">li</text:span></text:span><text:span text:style-name="T1"> can be a noun or an adjective.</text:span></text:p>
      <text:p text:style-name="P9"><text:span text:style-name="Emphasis"><text:span text:style-name="T1">kili li moku</text:span></text:span><text:span text:style-name="T1"> – Fruits are food.</text:span></text:p>
      <text:p text:style-name="P9"><text:span text:style-name="Emphasis"><text:span text:style-name="T1">telo li pona</text:span></text:span><text:span text:style-name="T1"> – Water is good.</text:span></text:p>
      <text:p text:style-name="P9"><text:span text:style-name="Emphasis"><text:span text:style-name="T1">telo li moku</text:span></text:span><text:span text:style-name="T1"> – Water is a drink.</text:span></text:p>
      <text:p text:style-name="P9"><text:span text:style-name="T1">If the subject is </text:span><text:span text:style-name="Emphasis"><text:span text:style-name="T1">mi</text:span></text:span><text:span text:style-name="T1"> or </text:span><text:span text:style-name="Emphasis"><text:span text:style-name="T1">sina</text:span></text:span><text:span text:style-name="T1"> alone, the </text:span><text:span text:style-name="Emphasis"><text:span text:style-name="T1">li</text:span></text:span><text:span text:style-name="T1"> is always omitted.</text:span></text:p>
      <text:p text:style-name="P9"><text:span text:style-name="Emphasis"><text:span text:style-name="T1">mi moku</text:span></text:span><text:span text:style-name="T1"> – I eat.</text:span></text:p>
      <text:p text:style-name="P9"><text:span text:style-name="Emphasis"><text:span text:style-name="T1">sina pona</text:span></text:span><text:span text:style-name="T1"> – You are good.</text:span></text:p>
      <text:p text:style-name="P4"><text:bookmark text:name="ambiguity"/>Ambiguity</text:p>
      <text:p text:style-name="P6">Toki Pona has ambiguity built into the language. You’ll need proper context to understand the intended meaning of a sentence. Verbs have no set tense.</text:p>
      <text:p text:style-name="P9"><text:span text:style-name="Emphasis"><text:span text:style-name="T1">mi moku</text:span></text:span><text:span text:style-name="T1"> – I am eating / I was eating / I will be eating.</text:span></text:p>
      <text:p text:style-name="P6">Many words have multiple or general meanings.</text:p>
      <text:p text:style-name="P9"><text:span text:style-name="Emphasis"><text:span text:style-name="T1">soweli</text:span></text:span><text:span text:style-name="T1"> – cat / dog / (any land mammal)</text:span></text:p>
      <text:p text:style-name="P9"><text:span text:style-name="Emphasis"><text:span text:style-name="T1">kili</text:span></text:span><text:span text:style-name="T1"> - (any fruit or vegetable)</text:span></text:p>
      <text:p text:style-name="P6">Most words can act as nouns, verbs, adjectives, or adverbs.</text:p>
      <text:p text:style-name="P9"><text:span text:style-name="Emphasis"><text:span text:style-name="T1">telo</text:span></text:span><text:span text:style-name="T1"> – water / wet / to wash</text:span></text:p>
      <text:p text:style-name="P9"><text:span text:style-name="Emphasis"><text:span text:style-name="T1">pona</text:span></text:span><text:span text:style-name="T1"> - good, simple / to improve, to make better / well, greatly</text:span></text:p>
      <text:p text:style-name="P6">Nouns have no singular/plural, and no definite/indefinite article:</text:p>
      <text:p text:style-name="P9"><text:span text:style-name="Emphasis"><text:span text:style-name="T1">kili</text:span></text:span><text:span text:style-name="T1"> – a fruit / the fruit / some fruits / the fruits</text:span></text:p>
      <text:p text:style-name="P4"><text:bookmark text:name="direct-objects"/>Direct objects</text:p>
      <text:p text:style-name="P9"><text:span text:style-name="T1">The particle </text:span><text:span text:style-name="Emphasis"><text:span text:style-name="T1">e</text:span></text:span><text:span text:style-name="T1"> separates a verb from its direct object.</text:span></text:p>
      <text:p text:style-name="P9"><text:span text:style-name="Emphasis"><text:span text:style-name="T1">soweli li moku e telo</text:span></text:span><text:span text:style-name="T1"> – The animal drinks the water.</text:span></text:p>
      <text:p text:style-name="P9"><text:span text:style-name="Emphasis"><text:span text:style-name="T1">mi telo e soweli</text:span></text:span><text:span text:style-name="T1"> – I wash the cat.</text:span></text:p>
      <text:p text:style-name="P4"><text:bookmark text:name="modifying-words"/>Modifying words</text:p>
      <text:p text:style-name="P6">Words can be modified by appending other words.</text:p>
      <text:p text:style-name="P9"><text:span text:style-name="Emphasis"><text:span text:style-name="T1">jan lili</text:span></text:span><text:span text:style-name="T1"> – small person, child</text:span></text:p>
      <text:p text:style-name="P9"><text:span text:style-name="Emphasis"><text:span text:style-name="T1">tomo mi</text:span></text:span><text:span text:style-name="T1"> – my house</text:span></text:p>
      <text:p text:style-name="P9"><text:span text:style-name="Emphasis"><text:span text:style-name="T1">pilin pona</text:span></text:span><text:span text:style-name="T1"> – a good feeling</text:span></text:p>
      <text:p text:style-name="P9"><text:span text:style-name="T1">To negate a word, append </text:span><text:span text:style-name="Emphasis"><text:span text:style-name="T1">ala</text:span></text:span><text:span text:style-name="T1">:</text:span></text:p>
      <text:p text:style-name="P9"><text:span text:style-name="Emphasis"><text:span text:style-name="T1">mi lape ala</text:span></text:span><text:span text:style-name="T1"> – I’m not sleeping.</text:span></text:p>
      <text:p text:style-name="P9"><text:span text:style-name="Emphasis"><text:span text:style-name="T1">jan ala li toki</text:span></text:span><text:span text:style-name="T1"> – No one is talking.</text:span></text:p>
      <text:p text:style-name="P6">With multiple modifiers, they all modify the first word.</text:p>
      <text:p text:style-name="P9"><text:span text:style-name="Emphasis"><text:span text:style-name="T1">lipu kasi tu</text:span></text:span><text:span text:style-name="T1"> – two plant documents</text:span></text:p>
      <text:p text:style-name="P9"><text:span text:style-name="Emphasis"><text:span text:style-name="T1">poki laso pimeja</text:span></text:span><text:span text:style-name="T1"> – a blue and black box</text:span></text:p>
      <text:p text:style-name="P9"><text:span text:style-name="T1">You can change the way the modifiers interact using </text:span><text:span text:style-name="Emphasis"><text:span text:style-name="T1">pi</text:span></text:span><text:span text:style-name="T1">.</text:span></text:p>
      <text:p text:style-name="P9"><text:span text:style-name="Emphasis"><text:span text:style-name="T1">lipu pi kasi tu</text:span></text:span><text:span text:style-name="T1"> – a document of two plants</text:span></text:p>
      <text:p text:style-name="P9"><text:span text:style-name="Emphasis"><text:span text:style-name="T1">poki pi laso pimeja</text:span></text:span><text:span text:style-name="T1"> – a dark-blue box</text:span></text:p>
      <text:p text:style-name="P4"><text:bookmark text:name="prepositions"/>Prepositions</text:p>
      <text:p text:style-name="P9"><text:span text:style-name="Emphasis"><text:span text:style-name="T1">kepeken</text:span></text:span><text:span text:style-name="T1">, </text:span><text:span text:style-name="Emphasis"><text:span text:style-name="T1">lon</text:span></text:span><text:span text:style-name="T1">, </text:span><text:span text:style-name="Emphasis"><text:span text:style-name="T1">sama</text:span></text:span><text:span text:style-name="T1">, </text:span><text:span text:style-name="Emphasis"><text:span text:style-name="T1">tan</text:span></text:span><text:span text:style-name="T1">, and </text:span><text:span text:style-name="Emphasis"><text:span text:style-name="T1">tawa</text:span></text:span><text:span text:style-name="T1"> can act as prepositions. They go at the end of a sentence.</text:span></text:p>
      <text:p text:style-name="P9"><text:span text:style-name="Emphasis"><text:span text:style-name="T1">mi moku kepeken ilo</text:span></text:span><text:span text:style-name="T1"> – I eat with cutlery.</text:span></text:p>
      <text:p text:style-name="P9"><text:span text:style-name="Emphasis"><text:span text:style-name="T1">soweli li lon tomo</text:span></text:span><text:span text:style-name="T1"> – The animal is in the house.</text:span></text:p>
      <text:p text:style-name="P9"><text:span text:style-name="Emphasis"><text:span text:style-name="T1">sina toki sama kala!</text:span></text:span><text:span text:style-name="T1"> – You talk like a fish!</text:span></text:p>
      <text:p text:style-name="P9"><text:span text:style-name="Emphasis"><text:span text:style-name="T1">mi kama tan esun</text:span></text:span><text:span text:style-name="T1"> – I arrive from the store.</text:span></text:p>
      <text:p text:style-name="P9"><text:span text:style-name="Emphasis"><text:span text:style-name="T1">ona li toki tawa sina</text:span></text:span><text:span text:style-name="T1"> – They’re talking to you.</text:span></text:p>
      <text:p text:style-name="P4"><text:bookmark text:name="and"/>“And”</text:p>
      <text:p text:style-name="P9"><text:span text:style-name="T1">There are many ways to say “and.” With subjects you use </text:span><text:span text:style-name="Emphasis"><text:span text:style-name="T1">en</text:span></text:span><text:span text:style-name="T1">.</text:span></text:p>
      <text:p text:style-name="P9"><text:span text:style-name="Emphasis"><text:span text:style-name="T1">mi en sina li musi mute</text:span></text:span><text:span text:style-name="T1"> – You and I are playing a lot.</text:span></text:p>
      <text:p text:style-name="P9"><text:span text:style-name="T1">With predicates you repeat </text:span><text:span text:style-name="Emphasis"><text:span text:style-name="T1">li</text:span></text:span><text:span text:style-name="T1">.</text:span></text:p>
      <text:p text:style-name="P9"><text:span text:style-name="Emphasis"><text:span text:style-name="T1">soweli ni li lili li suwi</text:span></text:span><text:span text:style-name="T1"> – This animal is small and cute.</text:span></text:p>
      <text:p text:style-name="P9"><text:span text:style-name="T1">With direct objects you repeat </text:span><text:span text:style-name="Emphasis"><text:span text:style-name="T1">e</text:span></text:span><text:span text:style-name="T1">.</text:span></text:p>
      <text:p text:style-name="P9"><text:span text:style-name="Emphasis"><text:span text:style-name="T1">ona li jo e waso e kala</text:span></text:span><text:span text:style-name="T1"> –She has a bird and a fish.</text:span></text:p>
      <text:p text:style-name="P6">With prepositions you repeat the preposition.</text:p>
      <text:p text:style-name="P9"><text:span text:style-name="Emphasis"><text:span text:style-name="T1">mi pali e tomo kepeken palisa kepeken kiwen</text:span></text:span><text:span text:style-name="T1"> – I make the house using sticks and stones.</text:span></text:p>
      <text:p text:style-name="P4"><text:bookmark text:name="loaned-adjectives"/>Loaned Adjectives</text:p>
      <text:p text:style-name="P6">Toki Pona does not use proper nouns, but rather proper adjectives:</text:p>
      <text:p text:style-name="P9"><text:span text:style-name="Emphasis"><text:span text:style-name="T1">jan Sonja</text:span></text:span><text:span text:style-name="T1"> – a Sonja person, a person named Sonja</text:span></text:p>
      <text:p text:style-name="P9"><text:span text:style-name="Emphasis"><text:span text:style-name="T1">toki Tosi</text:span></text:span><text:span text:style-name="T1"> – a Tosi (Deutsch) language, German</text:span></text:p>
      <text:p text:style-name="P9"><text:span text:style-name="Emphasis"><text:span text:style-name="T1">ma Mewika li suli</text:span></text:span><text:span text:style-name="T1"> – The US is big.</text:span></text:p>
      <text:p text:style-name="P9"><text:span text:style-name="T1">Loaned adjectives must follow Toki Pona’s phonology. Toki Pona uses a (C)V(N) syllable structure. The C can only be one consonant. Vowel clusters, consonant clusters, and the sequences </text:span><text:span text:style-name="Emphasis"><text:span text:style-name="T1">wu</text:span></text:span><text:span text:style-name="T1">, </text:span><text:span text:style-name="Emphasis"><text:span text:style-name="T1">wo</text:span></text:span><text:span text:style-name="T1">, </text:span><text:span text:style-name="Emphasis"><text:span text:style-name="T1">ji</text:span></text:span><text:span text:style-name="T1">, </text:span><text:span text:style-name="Emphasis"><text:span text:style-name="T1">ti</text:span></text:span><text:span text:style-name="T1">, </text:span><text:span text:style-name="Emphasis"><text:span text:style-name="T1">nm</text:span></text:span><text:span text:style-name="T1">, and </text:span><text:span text:style-name="Emphasis"><text:span text:style-name="T1">nn</text:span></text:span><text:span text:style-name="T1"> are disallowed.</text:span></text:p>
      <text:p text:style-name="P4"><text:bookmark text:name="o"/>o</text:p>
      <text:p text:style-name="P9"><text:span text:style-name="T1">You can use </text:span><text:span text:style-name="Emphasis"><text:span text:style-name="T1">o</text:span></text:span><text:span text:style-name="T1"> before a verb to turn it into a command.</text:span></text:p>
      <text:p text:style-name="P9"><text:span text:style-name="Emphasis"><text:span text:style-name="T1">o kute!</text:span></text:span><text:span text:style-name="T1"> – Listen!</text:span></text:p>
      <text:p text:style-name="P9"><text:span text:style-name="Emphasis"><text:span text:style-name="T1">o pali</text:span></text:span><text:span text:style-name="T1"> – Work, please.</text:span></text:p>
      <text:p text:style-name="P9"><text:span text:style-name="T1">You can use </text:span><text:span text:style-name="Emphasis"><text:span text:style-name="T1">o</text:span></text:span><text:span text:style-name="T1"> after a subject to address that subject.</text:span></text:p>
      <text:p text:style-name="P9"><text:span text:style-name="Emphasis"><text:span text:style-name="T1">jan Pape o!</text:span></text:span><text:span text:style-name="T1"> – O Pape!</text:span></text:p>
      <text:p text:style-name="P9"><text:span text:style-name="T1">You can have </text:span><text:span text:style-name="Emphasis"><text:span text:style-name="T1">o</text:span></text:span><text:span text:style-name="T1"> between a subject and predicate to express a wish, desire, request, etc.</text:span></text:p>
      <text:p text:style-name="P9"><text:span text:style-name="Emphasis"><text:span text:style-name="T1">pona o tawa sina</text:span></text:span><text:span text:style-name="T1"> – I wish for goodness to go to you.</text:span></text:p>
      <text:p text:style-name="P9"><text:span text:style-name="Emphasis"><text:span text:style-name="T1">mi o pali</text:span></text:span><text:span text:style-name="T1"> – I should be working.</text:span></text:p>
      <text:p text:style-name="P6">Or it can also be a contraction of the first two uses.</text:p>
      <text:p text:style-name="P9"><text:span text:style-name="Emphasis"><text:span text:style-name="T1">soweli Ton o moku</text:span></text:span><text:span text:style-name="T1"> – Eat, Ton.</text:span></text:p>
      <text:p text:style-name="P4"><text:bookmark text:name="questions"/>Questions</text:p>
      <text:p text:style-name="P9"><text:span text:style-name="T1">There are two ways to form yes or no questions. The first way is “word </text:span><text:span text:style-name="Emphasis"><text:span text:style-name="T1">ala</text:span></text:span><text:span text:style-name="T1"> word.”</text:span></text:p>
      <text:p text:style-name="P9"><text:span text:style-name="Emphasis"><text:span text:style-name="T1">sina moku ala moku?</text:span></text:span><text:span text:style-name="T1"> – Are you eating?</text:span></text:p>
      <text:p text:style-name="P9"><text:span text:style-name="T1">To say yes, repeat the verb. To say no, say “verb </text:span><text:span text:style-name="Emphasis"><text:span text:style-name="T1">ala</text:span></text:span><text:span text:style-name="T1">” or “</text:span><text:span text:style-name="Emphasis"><text:span text:style-name="T1">ala</text:span></text:span><text:span text:style-name="T1">”.</text:span></text:p>
      <text:p text:style-name="P9"><text:span text:style-name="Emphasis"><text:span text:style-name="T1">moku</text:span></text:span><text:span text:style-name="T1"> – yes</text:span></text:p>
      <text:p text:style-name="P9"><text:span text:style-name="Emphasis"><text:span text:style-name="T1">moku ala</text:span></text:span><text:span text:style-name="T1"> / </text:span><text:span text:style-name="Emphasis"><text:span text:style-name="T1">ala</text:span></text:span><text:span text:style-name="T1"> – no</text:span></text:p>
      <text:p text:style-name="P9"><text:span text:style-name="T1">You can also append “</text:span><text:span text:style-name="Emphasis"><text:span text:style-name="T1">anu seme</text:span></text:span><text:span text:style-name="T1">”.</text:span></text:p>
      <text:p text:style-name="P9"><text:span text:style-name="Emphasis"><text:span text:style-name="T1">sina moku anu seme?</text:span></text:span><text:span text:style-name="T1"> – Are you eating or what?</text:span></text:p>
      <text:p text:style-name="P9"><text:span text:style-name="T1">A common way to answer yes to these kinds of questions is with </text:span><text:span text:style-name="Emphasis"><text:span text:style-name="T1">lon</text:span></text:span><text:span text:style-name="T1"> (meaning “true” or “affirmative”).</text:span></text:p>
      <text:p text:style-name="P9"><text:span text:style-name="T1">seme can also be used to create nonpolar questions. Replace the word in question with </text:span><text:span text:style-name="Emphasis"><text:span text:style-name="T1">seme</text:span></text:span><text:span text:style-name="T1">.</text:span></text:p>
      <text:p text:style-name="P9"><text:span text:style-name="Emphasis"><text:span text:style-name="T1">jan seme li toki?</text:span></text:span><text:span text:style-name="T1"> – Who’s talking?</text:span></text:p>
      <text:p text:style-name="P9"><text:span text:style-name="Emphasis"><text:span text:style-name="T1">sina pali e seme?</text:span></text:span><text:span text:style-name="T1"> – What are you making?</text:span></text:p>
      <text:p text:style-name="P4"><text:bookmark text:name="preverbs"/>Preverbs</text:p>
      <text:p text:style-name="P6">Preverbs go before verbs to modify their meaning.</text:p>
      <text:p text:style-name="P9"><text:span text:style-name="Emphasis"><text:span text:style-name="T1">mi kama sona</text:span></text:span><text:span text:style-name="T1"> – I come to know.</text:span></text:p>
      <text:p text:style-name="P9"><text:span text:style-name="Emphasis"><text:span text:style-name="T1">waso lili li wile suli</text:span></text:span><text:span text:style-name="T1"> – The small bird wants to be big.</text:span></text:p>
      <text:p text:style-name="P9"><text:span text:style-name="T1">The words that can act as preverbs are </text:span><text:span text:style-name="Emphasis"><text:span text:style-name="T1">wile</text:span></text:span><text:span text:style-name="T1">, </text:span><text:span text:style-name="Emphasis"><text:span text:style-name="T1">kama</text:span></text:span><text:span text:style-name="T1">, </text:span><text:span text:style-name="Emphasis"><text:span text:style-name="T1">sona</text:span></text:span><text:span text:style-name="T1">, </text:span><text:span text:style-name="Emphasis"><text:span text:style-name="T1">lukin</text:span></text:span><text:span text:style-name="T1">, </text:span><text:span text:style-name="Emphasis"><text:span text:style-name="T1">ken</text:span></text:span><text:span text:style-name="T1">, </text:span><text:span text:style-name="Emphasis"><text:span text:style-name="T1">awen</text:span></text:span><text:span text:style-name="T1">, and sometimes </text:span><text:span text:style-name="Emphasis"><text:span text:style-name="T1">alasa</text:span></text:span><text:span text:style-name="T1">, </text:span><text:span text:style-name="Emphasis"><text:span text:style-name="T1">open</text:span></text:span><text:span text:style-name="T1">, and </text:span><text:span text:style-name="Emphasis"><text:span text:style-name="T1">pini</text:span></text:span><text:span text:style-name="T1">.</text:span></text:p>
      <text:p text:style-name="P4"><text:bookmark text:name="context"/>Context</text:p>
      <text:p text:style-name="P9"><text:span text:style-name="Emphasis"><text:span text:style-name="T1">la</text:span></text:span><text:span text:style-name="T1"> can be used to mark the context of a sentence. X </text:span><text:span text:style-name="Emphasis"><text:span text:style-name="T1">la</text:span></text:span><text:span text:style-name="T1"> Y means “In the context of X, Y.”</text:span></text:p>
      <text:p text:style-name="P9"><text:span text:style-name="Emphasis"><text:span text:style-name="T1">sina lon poka mi la mi pilin pona</text:span></text:span><text:span text:style-name="T1"> – When you are by my side, I feel good.</text:span></text:p>
      <text:p text:style-name="P9"><text:span text:style-name="T1">Most prepositional terms can be moved behind a </text:span><text:span text:style-name="Emphasis"><text:span text:style-name="T1">la</text:span></text:span><text:span text:style-name="T1">.</text:span></text:p>
      <text:p text:style-name="P9"><text:span text:style-name="Emphasis"><text:span text:style-name="T1">mi lape lon tenpo pimeja</text:span></text:span><text:span text:style-name="T1">. </text:span><text:span text:style-name="Emphasis"><text:span text:style-name="T1">tenpo pimeja la mi lape</text:span></text:span><text:span text:style-name="T1">. – I sleep at night.</text:span></text:p>
      <text:p text:style-name="P9"><text:span text:style-name="Emphasis"><text:span text:style-name="T1">sina seli tan seme</text:span></text:span><text:span text:style-name="T1">? </text:span><text:span text:style-name="Emphasis"><text:span text:style-name="T1">tan seme la sina seli</text:span></text:span><text:span text:style-name="T1">? – Why are you hot?</text:span></text:p>
      <text:p text:style-name="P4"><text:bookmark text:name="numbers"/>Numbers</text:p>
      <text:p text:style-name="P6">Combine number words to add them up.</text:p>
      <text:p text:style-name="P9"><text:span text:style-name="Emphasis"><text:span text:style-name="T1">wan</text:span></text:span><text:span text:style-name="T1"> – 1. </text:span><text:span text:style-name="Emphasis"><text:span text:style-name="T1">tu</text:span></text:span><text:span text:style-name="T1"> – 2. </text:span><text:span text:style-name="Emphasis"><text:span text:style-name="T1">luka</text:span></text:span><text:span text:style-name="T1"> – 5. </text:span><text:span text:style-name="Emphasis"><text:span text:style-name="T1">tu tu</text:span></text:span><text:span text:style-name="T1"> – 4. </text:span><text:span text:style-name="Emphasis"><text:span text:style-name="T1">luka tu wan</text:span></text:span><text:span text:style-name="T1"> - 8</text:span></text:p>
      <text:p text:style-name="P6">nanpa can be used to mark ordinals.</text:p>
      <text:p text:style-name="P10"><text:span text:style-name="Emphasis"><text:span text:style-name="T1">jan nanpa wan li pona</text:span></text:span><text:span text:style-name="T1"> – The first person is good.</text:span></text:p>
      <text:p text:style-name="P11"/>
      <text:p text:style-name="P9"><text:span text:style-name="Strong_20_Emphasis"><text:span text:style-name="T1">And... that’s it!</text:span></text:span></text:p>
      <text:p text:style-name="P5"/>
      <table:table table:name="Tabelle5" table:style-name="Tabelle5">
        <table:table-column table:style-name="Tabelle5.A"/>
        <table:table-column table:style-name="Tabelle5.B"/>
        <table:table-row table:style-name="Tabelle5.1">
          <table:table-cell table:style-name="Tabelle5.A1" office:value-type="string">
            <text:p text:style-name="P1">a </text:p>
          </table:table-cell>
          <table:table-cell table:style-name="Tabelle5.B137" office:value-type="string">
            <text:p text:style-name="P3">(emphasis, emotion or confirmation)</text:p>
          </table:table-cell>
        </table:table-row>
        <table:table-row table:style-name="Tabelle5.1">
          <table:table-cell table:style-name="Tabelle5.A1" office:value-type="string">
            <text:p text:style-name="P1">akesi </text:p>
          </table:table-cell>
          <table:table-cell table:style-name="Tabelle5.B137" office:value-type="string">
            <text:p text:style-name="P3">non-cute animal; reptile, amphibian</text:p>
          </table:table-cell>
        </table:table-row>
        <table:table-row table:style-name="Tabelle5.1">
          <table:table-cell table:style-name="Tabelle5.A1" office:value-type="string">
            <text:p text:style-name="P1">ala </text:p>
          </table:table-cell>
          <table:table-cell table:style-name="Tabelle5.B137" office:value-type="string">
            <text:p text:style-name="P3">no, not, none, <text:span text:style-name="T2">zero, 0</text:span></text:p>
          </table:table-cell>
        </table:table-row>
        <table:table-row table:style-name="Tabelle5.1">
          <table:table-cell table:style-name="Tabelle5.A1" office:value-type="string">
            <text:p text:style-name="P1">alasa </text:p>
          </table:table-cell>
          <table:table-cell table:style-name="Tabelle5.B137" office:value-type="string">
            <text:p text:style-name="P3">to hunt, forage</text:p>
          </table:table-cell>
        </table:table-row>
        <table:table-row table:style-name="Tabelle5.1">
          <table:table-cell table:style-name="Tabelle5.A1" office:value-type="string">
            <text:p text:style-name="P1">ale / ali </text:p>
          </table:table-cell>
          <table:table-cell table:style-name="Tabelle5.B137" office:value-type="string">
            <text:p text:style-name="P3">all; abundant, countless, <text:s/>plentiful, life, (number) 100</text:p>
          </table:table-cell>
        </table:table-row>
        <table:table-row table:style-name="Tabelle5.1">
          <table:table-cell table:style-name="Tabelle5.A1" office:value-type="string">
            <text:p text:style-name="P1">anpa </text:p>
          </table:table-cell>
          <table:table-cell table:style-name="Tabelle5.B137" office:value-type="string">
            <text:p text:style-name="P3">bowing down, downward, humble, lowly, dependent</text:p>
          </table:table-cell>
        </table:table-row>
        <table:table-row table:style-name="Tabelle5.1">
          <table:table-cell table:style-name="Tabelle5.A1" office:value-type="string">
            <text:p text:style-name="P1">ante </text:p>
          </table:table-cell>
          <table:table-cell table:style-name="Tabelle5.B137" office:value-type="string">
            <text:p text:style-name="P3">different, altered, changed, other</text:p>
          </table:table-cell>
        </table:table-row>
        <table:table-row table:style-name="Tabelle5.1">
          <table:table-cell table:style-name="Tabelle5.A1" office:value-type="string">
            <text:p text:style-name="P1">anu </text:p>
          </table:table-cell>
          <table:table-cell table:style-name="Tabelle5.B137" office:value-type="string">
            <text:p text:style-name="P3">or</text:p>
          </table:table-cell>
        </table:table-row>
        <table:table-row table:style-name="Tabelle5.1">
          <table:table-cell table:style-name="Tabelle5.A1" office:value-type="string">
            <text:p text:style-name="P1">awen </text:p>
          </table:table-cell>
          <table:table-cell table:style-name="Tabelle5.B137" office:value-type="string">
            <text:p text:style-name="P3">enduring, kept, protected, safe, waiting, staying, to continue to</text:p>
          </table:table-cell>
        </table:table-row>
        <table:table-row table:style-name="Tabelle5.1">
          <table:table-cell table:style-name="Tabelle5.A1" office:value-type="string">
            <text:p text:style-name="P1">e </text:p>
          </table:table-cell>
          <table:table-cell table:style-name="Tabelle5.B137" office:value-type="string">
            <text:p text:style-name="P3">(before the direct object)</text:p>
          </table:table-cell>
        </table:table-row>
        <table:table-row table:style-name="Tabelle5.1">
          <table:table-cell table:style-name="Tabelle5.A1" office:value-type="string">
            <text:p text:style-name="P1">en </text:p>
          </table:table-cell>
          <table:table-cell table:style-name="Tabelle5.B137" office:value-type="string">
            <text:p text:style-name="P3">(between multiple subjects)</text:p>
          </table:table-cell>
        </table:table-row>
        <table:table-row table:style-name="Tabelle5.1">
          <table:table-cell table:style-name="Tabelle5.A1" office:value-type="string">
            <text:p text:style-name="P1">*epiku </text:p>
          </table:table-cell>
          <table:table-cell table:style-name="Tabelle5.B137" office:value-type="string">
            <text:p text:style-name="P3">epic, awesome </text:p>
          </table:table-cell>
        </table:table-row>
        <table:table-row table:style-name="Tabelle5.1">
          <table:table-cell table:style-name="Tabelle5.A1" office:value-type="string">
            <text:p text:style-name="P1">esun </text:p>
          </table:table-cell>
          <table:table-cell table:style-name="Tabelle5.B137" office:value-type="string">
            <text:p text:style-name="P3">market, shop, fair, bazaar, business transaction</text:p>
          </table:table-cell>
        </table:table-row>
        <table:table-row table:style-name="Tabelle5.1">
          <table:table-cell table:style-name="Tabelle5.A1" office:value-type="string">
            <text:p text:style-name="P1">ijo </text:p>
          </table:table-cell>
          <table:table-cell table:style-name="Tabelle5.B137" office:value-type="string">
            <text:p text:style-name="P3">thing, phenomenon, object, matter</text:p>
          </table:table-cell>
        </table:table-row>
        <table:table-row table:style-name="Tabelle5.1">
          <table:table-cell table:style-name="Tabelle5.A1" office:value-type="string">
            <text:p text:style-name="P1">ike </text:p>
          </table:table-cell>
          <table:table-cell table:style-name="Tabelle5.B137" office:value-type="string">
            <text:p text:style-name="P3">bad, negative; non-essential, irrelevant</text:p>
          </table:table-cell>
        </table:table-row>
        <table:table-row table:style-name="Tabelle5.1">
          <table:table-cell table:style-name="Tabelle5.A1" office:value-type="string">
            <text:p text:style-name="P1">ilo </text:p>
          </table:table-cell>
          <table:table-cell table:style-name="Tabelle5.B137" office:value-type="string">
            <text:p text:style-name="P3">tool, implement, machine, device</text:p>
          </table:table-cell>
        </table:table-row>
        <table:table-row table:style-name="Tabelle5.1">
          <table:table-cell table:style-name="Tabelle5.A1" office:value-type="string">
            <text:p text:style-name="P1">insa </text:p>
          </table:table-cell>
          <table:table-cell table:style-name="Tabelle5.B137" office:value-type="string">
            <text:p text:style-name="P3">centre, content, inside, between; internal organ, stomach</text:p>
          </table:table-cell>
        </table:table-row>
        <table:table-row table:style-name="Tabelle5.1">
          <table:table-cell table:style-name="Tabelle5.A1" office:value-type="string">
            <text:p text:style-name="P1">jaki </text:p>
          </table:table-cell>
          <table:table-cell table:style-name="Tabelle5.B137" office:value-type="string">
            <text:p text:style-name="P3">disgusting, obscene, sickly, toxic, unclean, unsanitary</text:p>
          </table:table-cell>
        </table:table-row>
        <table:table-row table:style-name="Tabelle5.1">
          <table:table-cell table:style-name="Tabelle5.A1" office:value-type="string">
            <text:p text:style-name="P1">jan </text:p>
          </table:table-cell>
          <table:table-cell table:style-name="Tabelle5.B137" office:value-type="string">
            <text:p text:style-name="P3">human being, person, somebody</text:p>
          </table:table-cell>
        </table:table-row>
        <table:table-row table:style-name="Tabelle5.1">
          <table:table-cell table:style-name="Tabelle5.A1" office:value-type="string">
            <text:p text:style-name="P1">*jasima </text:p>
          </table:table-cell>
          <table:table-cell table:style-name="Tabelle5.B137" office:value-type="string">
            <text:p text:style-name="P3">mirror, reflect </text:p>
          </table:table-cell>
        </table:table-row>
        <table:table-row table:style-name="Tabelle5.1">
          <table:table-cell table:style-name="Tabelle5.A1" office:value-type="string">
            <text:p text:style-name="P1">jelo </text:p>
          </table:table-cell>
          <table:table-cell table:style-name="Tabelle5.B137" office:value-type="string">
            <text:p text:style-name="P3">yellow, yellowish</text:p>
          </table:table-cell>
        </table:table-row>
        <table:table-row table:style-name="Tabelle5.1">
          <table:table-cell table:style-name="Tabelle5.A1" office:value-type="string">
            <text:p text:style-name="P1">jo </text:p>
          </table:table-cell>
          <table:table-cell table:style-name="Tabelle5.B137" office:value-type="string">
            <text:p text:style-name="P3">to have, carry, contain, hold</text:p>
          </table:table-cell>
        </table:table-row>
        <table:table-row table:style-name="Tabelle5.1">
          <table:table-cell table:style-name="Tabelle5.A1" office:value-type="string">
            <text:p text:style-name="P1">kala </text:p>
          </table:table-cell>
          <table:table-cell table:style-name="Tabelle5.B137" office:value-type="string">
            <text:p text:style-name="P3">fish, marine animal, sea creature</text:p>
          </table:table-cell>
        </table:table-row>
        <table:table-row table:style-name="Tabelle5.1">
          <table:table-cell table:style-name="Tabelle5.A1" office:value-type="string">
            <text:p text:style-name="P1">kalama </text:p>
          </table:table-cell>
          <table:table-cell table:style-name="Tabelle5.B137" office:value-type="string">
            <text:p text:style-name="P3">to produce a sound; recite, utter aloud,<text:line-break/>Sound, noise</text:p>
          </table:table-cell>
        </table:table-row>
        <table:table-row table:style-name="Tabelle5.1">
          <table:table-cell table:style-name="Tabelle5.A1" office:value-type="string">
            <text:p text:style-name="P1">kama </text:p>
          </table:table-cell>
          <table:table-cell table:style-name="Tabelle5.B137" office:value-type="string">
            <text:p text:style-name="P3">arriving, coming, future, summoned<text:line-break/>to become, manage to, succeed in</text:p>
          </table:table-cell>
        </table:table-row>
        <table:table-row table:style-name="Tabelle5.1">
          <table:table-cell table:style-name="Tabelle5.A1" office:value-type="string">
            <text:p text:style-name="P1">kasi </text:p>
          </table:table-cell>
          <table:table-cell table:style-name="Tabelle5.B137" office:value-type="string">
            <text:p text:style-name="P3">plant, vegetation; herb, leaf</text:p>
          </table:table-cell>
        </table:table-row>
        <table:table-row table:style-name="Tabelle5.1">
          <table:table-cell table:style-name="Tabelle5.A1" office:value-type="string">
            <text:p text:style-name="P1">ken </text:p>
          </table:table-cell>
          <table:table-cell table:style-name="Tabelle5.B137" office:value-type="string">
            <text:p text:style-name="P3">to be able to, be allowed to, can, may,<text:line-break/>possible</text:p>
          </table:table-cell>
        </table:table-row>
        <table:table-row table:style-name="Tabelle5.1">
          <table:table-cell table:style-name="Tabelle5.A1" office:value-type="string">
            <text:p text:style-name="P1">kepeken </text:p>
          </table:table-cell>
          <table:table-cell table:style-name="Tabelle5.B137" office:value-type="string">
            <text:p text:style-name="P3">to use, with, by means of</text:p>
          </table:table-cell>
        </table:table-row>
        <table:table-row table:style-name="Tabelle5.1">
          <table:table-cell table:style-name="Tabelle5.A1" office:value-type="string">
            <text:p text:style-name="P2">**kijete<text:span text:style-name="T7">­</text:span>santa<text:span text:style-name="T2">­</text:span>kalu </text:p>
          </table:table-cell>
          <table:table-cell table:style-name="Tabelle5.B137" office:value-type="string">
            <text:p text:style-name="P3">Musteloids, such as racoon </text:p>
          </table:table-cell>
        </table:table-row>
        <table:table-row table:style-name="Tabelle5.1">
          <table:table-cell table:style-name="Tabelle5.A1" office:value-type="string">
            <text:p text:style-name="P1">kili </text:p>
          </table:table-cell>
          <table:table-cell table:style-name="Tabelle5.B137" office:value-type="string">
            <text:p text:style-name="P3">fruit, vegetable</text:p>
          </table:table-cell>
        </table:table-row>
        <table:table-row table:style-name="Tabelle5.1">
          <table:table-cell table:style-name="Tabelle5.A1" office:value-type="string">
            <text:p text:style-name="P1">*kin </text:p>
          </table:table-cell>
          <table:table-cell table:style-name="Tabelle5.B137" office:value-type="string">
            <text:p text:style-name="P3">also, too</text:p>
          </table:table-cell>
        </table:table-row>
        <table:table-row table:style-name="Tabelle5.1">
          <table:table-cell table:style-name="Tabelle5.A1" office:value-type="string">
            <text:p text:style-name="P1">*kipisi </text:p>
          </table:table-cell>
          <table:table-cell table:style-name="Tabelle5.B137" office:value-type="string">
            <text:p text:style-name="P3">to cut, divide</text:p>
          </table:table-cell>
        </table:table-row>
        <table:table-row table:style-name="Tabelle5.1">
          <table:table-cell table:style-name="Tabelle5.A1" office:value-type="string">
            <text:p text:style-name="P1">kiwen </text:p>
          </table:table-cell>
          <table:table-cell table:style-name="Tabelle5.B137" office:value-type="string">
            <text:p text:style-name="P3">hard object, metal, rock, stone</text:p>
          </table:table-cell>
        </table:table-row>
        <table:table-row table:style-name="Tabelle5.1">
          <table:table-cell table:style-name="Tabelle5.A1" office:value-type="string">
            <text:p text:style-name="P1">ko </text:p>
          </table:table-cell>
          <table:table-cell table:style-name="Tabelle5.B137" office:value-type="string">
            <text:p text:style-name="P3">clay, clinging form, dough, semi-solid, paste, powder</text:p>
          </table:table-cell>
        </table:table-row>
        <table:table-row table:style-name="Tabelle5.1">
          <table:table-cell table:style-name="Tabelle5.A1" office:value-type="string">
            <text:p text:style-name="P1">**koko­sila </text:p>
          </table:table-cell>
          <table:table-cell table:style-name="Tabelle5.B137" office:value-type="string">
            <text:p text:style-name="P3">to speak a language where toki pona ist more appropriate</text:p>
          </table:table-cell>
        </table:table-row>
        <table:table-row table:style-name="Tabelle5.1">
          <table:table-cell table:style-name="Tabelle5.A1" office:value-type="string">
            <text:p text:style-name="P1">kon </text:p>
          </table:table-cell>
          <table:table-cell table:style-name="Tabelle5.B137" office:value-type="string">
            <text:p text:style-name="P3">air, breath; essence, spirit; hidden reality, unseen agent</text:p>
          </table:table-cell>
        </table:table-row>
        <table:table-row table:style-name="Tabelle5.1">
          <table:table-cell table:style-name="Tabelle5.A1" office:value-type="string">
            <text:p text:style-name="P1">*ku </text:p>
          </table:table-cell>
          <table:table-cell table:style-name="Tabelle5.B137" office:value-type="string">
            <text:p text:style-name="P3">interacting with Toki Pona Dictionary</text:p>
          </table:table-cell>
        </table:table-row>
        <table:table-row table:style-name="Tabelle5.1">
          <table:table-cell table:style-name="Tabelle5.A1" office:value-type="string">
            <text:p text:style-name="P1">kule </text:p>
          </table:table-cell>
          <table:table-cell table:style-name="Tabelle5.B137" office:value-type="string">
            <text:p text:style-name="P3">colourful, pigmented, painted</text:p>
          </table:table-cell>
        </table:table-row>
        <table:table-row table:style-name="Tabelle5.1">
          <table:table-cell table:style-name="Tabelle5.A1" office:value-type="string">
            <text:p text:style-name="P1">kulupu </text:p>
          </table:table-cell>
          <table:table-cell table:style-name="Tabelle5.B137" office:value-type="string">
            <text:p text:style-name="P3">community, company, group, nation, society, tribe</text:p>
          </table:table-cell>
        </table:table-row>
        <table:table-row table:style-name="Tabelle5.1">
          <table:table-cell table:style-name="Tabelle5.A1" office:value-type="string">
            <text:p text:style-name="P1">kute </text:p>
          </table:table-cell>
          <table:table-cell table:style-name="Tabelle5.B137" office:value-type="string">
            <text:p text:style-name="P3">ear, <text:span text:style-name="T2">hear</text:span> </text:p>
          </table:table-cell>
        </table:table-row>
        <table:table-row table:style-name="Tabelle5.1">
          <table:table-cell table:style-name="Tabelle5.A1" office:value-type="string">
            <text:p text:style-name="P1">la </text:p>
          </table:table-cell>
          <table:table-cell table:style-name="Tabelle5.B137" office:value-type="string">
            <text:p text:style-name="P3">(between the context phrase and the main sentence)</text:p>
          </table:table-cell>
        </table:table-row>
        <table:table-row table:style-name="Tabelle5.1">
          <table:table-cell table:style-name="Tabelle5.A1" office:value-type="string">
            <text:p text:style-name="P1">*lanpan </text:p>
          </table:table-cell>
          <table:table-cell table:style-name="Tabelle5.B137" office:value-type="string">
            <text:p text:style-name="P3">get, seize, steal</text:p>
          </table:table-cell>
        </table:table-row>
        <table:table-row table:style-name="Tabelle5.1">
          <table:table-cell table:style-name="Tabelle5.A1" office:value-type="string">
            <text:p text:style-name="P1">lape </text:p>
          </table:table-cell>
          <table:table-cell table:style-name="Tabelle5.B137" office:value-type="string">
            <text:p text:style-name="P3">sleeping, resting</text:p>
          </table:table-cell>
        </table:table-row>
        <table:table-row table:style-name="Tabelle5.1">
          <table:table-cell table:style-name="Tabelle5.A1" office:value-type="string">
            <text:p text:style-name="P1">laso </text:p>
          </table:table-cell>
          <table:table-cell table:style-name="Tabelle5.B137" office:value-type="string">
            <text:p text:style-name="P3">blue, green</text:p>
          </table:table-cell>
        </table:table-row>
        <table:table-row table:style-name="Tabelle5.1">
          <table:table-cell table:style-name="Tabelle5.A1" office:value-type="string">
            <text:p text:style-name="P1">lawa </text:p>
          </table:table-cell>
          <table:table-cell table:style-name="Tabelle5.B137" office:value-type="string">
            <text:p text:style-name="P3">head, mind, to control, direct, guide, lead, own, plan, regulate, rule</text:p>
          </table:table-cell>
        </table:table-row>
        <table:table-row table:style-name="Tabelle5.1">
          <table:table-cell table:style-name="Tabelle5.A1" office:value-type="string">
            <text:p text:style-name="P1">*leko </text:p>
          </table:table-cell>
          <table:table-cell table:style-name="Tabelle5.B137" office:value-type="string">
            <text:p text:style-name="P3">square, block</text:p>
          </table:table-cell>
        </table:table-row>
        <table:table-row table:style-name="Tabelle5.1">
          <table:table-cell table:style-name="Tabelle5.A1" office:value-type="string">
            <text:p text:style-name="P1">len </text:p>
          </table:table-cell>
          <table:table-cell table:style-name="Tabelle5.B137" office:value-type="string">
            <text:p text:style-name="P3">cloth, clothing, fabric, textile; cover, layer of privacy</text:p>
          </table:table-cell>
        </table:table-row>
        <table:table-row table:style-name="Tabelle5.1">
          <table:table-cell table:style-name="Tabelle5.A1" office:value-type="string">
            <text:p text:style-name="P1">lete </text:p>
          </table:table-cell>
          <table:table-cell table:style-name="Tabelle5.B137" office:value-type="string">
            <text:p text:style-name="P3">cold, cool; uncooked, raw</text:p>
          </table:table-cell>
        </table:table-row>
        <table:table-row table:style-name="Tabelle5.1">
          <table:table-cell table:style-name="Tabelle5.A1" office:value-type="string">
            <text:p text:style-name="P1">li </text:p>
          </table:table-cell>
          <table:table-cell table:style-name="Tabelle5.B137" office:value-type="string">
            <text:p text:style-name="P3">(<text:span text:style-name="T2">predicate marker</text:span>)</text:p>
          </table:table-cell>
        </table:table-row>
        <table:table-row table:style-name="Tabelle5.1">
          <table:table-cell table:style-name="Tabelle5.A1" office:value-type="string">
            <text:p text:style-name="P1">lili </text:p>
          </table:table-cell>
          <table:table-cell table:style-name="Tabelle5.B137" office:value-type="string">
            <text:p text:style-name="P3">little, small, short; few; a bit; young</text:p>
          </table:table-cell>
        </table:table-row>
        <table:table-row table:style-name="Tabelle5.1">
          <table:table-cell table:style-name="Tabelle5.A1" office:value-type="string">
            <text:p text:style-name="P1">linja </text:p>
          </table:table-cell>
          <table:table-cell table:style-name="Tabelle5.B137" office:value-type="string">
            <text:p text:style-name="P3">long and flexible thing; cord, hair, rope, thread, yarn</text:p>
          </table:table-cell>
        </table:table-row>
        <table:table-row table:style-name="Tabelle5.1">
          <table:table-cell table:style-name="Tabelle5.A1" office:value-type="string">
            <text:p text:style-name="P1">lipu </text:p>
          </table:table-cell>
          <table:table-cell table:style-name="Tabelle5.B137" office:value-type="string">
            <text:p text:style-name="P3">flat object; book, document, card, paper, record, website</text:p>
          </table:table-cell>
        </table:table-row>
        <table:table-row table:style-name="Tabelle5.1">
          <table:table-cell table:style-name="Tabelle5.A1" office:value-type="string">
            <text:p text:style-name="P1">loje </text:p>
          </table:table-cell>
          <table:table-cell table:style-name="Tabelle5.B137" office:value-type="string">
            <text:p text:style-name="P3">red, reddish</text:p>
          </table:table-cell>
        </table:table-row>
        <table:table-row table:style-name="Tabelle5.1">
          <table:table-cell table:style-name="Tabelle5.A1" office:value-type="string">
            <text:p text:style-name="P1">lon </text:p>
          </table:table-cell>
          <table:table-cell table:style-name="Tabelle5.B137" office:value-type="string">
            <text:p text:style-name="P3">located at, present at, real, true, existing</text:p>
          </table:table-cell>
        </table:table-row>
        <table:table-row table:style-name="Tabelle5.1">
          <table:table-cell table:style-name="Tabelle5.A1" office:value-type="string">
            <text:p text:style-name="P1">luka </text:p>
          </table:table-cell>
          <table:table-cell table:style-name="Tabelle5.B137" office:value-type="string">
            <text:p text:style-name="P3">arm, hand, tactile organ <text:span text:style-name="T2">(number)</text:span> <text:span text:style-name="T2">5</text:span></text:p>
          </table:table-cell>
        </table:table-row>
        <table:table-row table:style-name="Tabelle5.1">
          <table:table-cell table:style-name="Tabelle5.A1" office:value-type="string">
            <text:p text:style-name="P1">lukin </text:p>
          </table:table-cell>
          <table:table-cell table:style-name="Tabelle5.B137" office:value-type="string">
            <text:p text:style-name="P3">to look at, see, examine, observe, read, watch,<text:line-break/>to seek, look for, try to</text:p>
          </table:table-cell>
        </table:table-row>
        <table:table-row table:style-name="Tabelle5.1">
          <table:table-cell table:style-name="Tabelle5.A1" office:value-type="string">
            <text:p text:style-name="P1">lupa </text:p>
          </table:table-cell>
          <table:table-cell table:style-name="Tabelle5.B137" office:value-type="string">
            <text:p text:style-name="P3">door, hole, orifice, window</text:p>
          </table:table-cell>
        </table:table-row>
        <table:table-row table:style-name="Tabelle5.1">
          <table:table-cell table:style-name="Tabelle5.A1" office:value-type="string">
            <text:p text:style-name="P1">ma </text:p>
          </table:table-cell>
          <table:table-cell table:style-name="Tabelle5.B137" office:value-type="string">
            <text:p text:style-name="P3">earth, land; outdoors, world; country, territory; soil</text:p>
          </table:table-cell>
        </table:table-row>
        <table:table-row table:style-name="Tabelle5.1">
          <table:table-cell table:style-name="Tabelle5.A1" office:value-type="string">
            <text:p text:style-name="P1">mama </text:p>
          </table:table-cell>
          <table:table-cell table:style-name="Tabelle5.B137" office:value-type="string">
            <text:p text:style-name="P3">parent, ancestor; creator, originator; caretaker, sustainer</text:p>
          </table:table-cell>
        </table:table-row>
        <table:table-row table:style-name="Tabelle5.1">
          <table:table-cell table:style-name="Tabelle5.A1" office:value-type="string">
            <text:p text:style-name="P1">mani </text:p>
          </table:table-cell>
          <table:table-cell table:style-name="Tabelle5.B137" office:value-type="string">
            <text:p text:style-name="P3">money, cash, savings, wealth; large domesticated animal</text:p>
          </table:table-cell>
        </table:table-row>
        <table:table-row table:style-name="Tabelle5.1">
          <table:table-cell table:style-name="Tabelle5.A1" office:value-type="string">
            <text:p text:style-name="P1">meli </text:p>
          </table:table-cell>
          <table:table-cell table:style-name="Tabelle5.B137" office:value-type="string">
            <text:p text:style-name="P3">woman, female, feminine person; wife</text:p>
          </table:table-cell>
        </table:table-row>
        <table:table-row table:style-name="Tabelle5.1">
          <table:table-cell table:style-name="Tabelle5.A1" office:value-type="string">
            <text:p text:style-name="P1">*meso </text:p>
          </table:table-cell>
          <table:table-cell table:style-name="Tabelle5.B137" office:value-type="string">
            <text:p text:style-name="P3">avaerage, middle</text:p>
          </table:table-cell>
        </table:table-row>
        <table:table-row table:style-name="Tabelle5.1">
          <table:table-cell table:style-name="Tabelle5.A1" office:value-type="string">
            <text:p text:style-name="P1">mi </text:p>
          </table:table-cell>
          <table:table-cell table:style-name="Tabelle5.B137" office:value-type="string">
            <text:p text:style-name="P3">I, me, we, us</text:p>
          </table:table-cell>
        </table:table-row>
        <table:table-row table:style-name="Tabelle5.1">
          <table:table-cell table:style-name="Tabelle5.A1" office:value-type="string">
            <text:p text:style-name="P1">mije </text:p>
          </table:table-cell>
          <table:table-cell table:style-name="Tabelle5.B137" office:value-type="string">
            <text:p text:style-name="P3">man, male, masculine person; husband</text:p>
          </table:table-cell>
        </table:table-row>
        <table:table-row table:style-name="Tabelle5.1">
          <table:table-cell table:style-name="Tabelle5.A1" office:value-type="string">
            <text:p text:style-name="P1">*misi<text:span text:style-name="T7">­</text:span>keke </text:p>
          </table:table-cell>
          <table:table-cell table:style-name="Tabelle5.B137" office:value-type="string">
            <text:p text:style-name="P3">medicine, drug</text:p>
          </table:table-cell>
        </table:table-row>
        <table:table-row table:style-name="Tabelle5.1">
          <table:table-cell table:style-name="Tabelle5.A1" office:value-type="string">
            <text:p text:style-name="P1">moku </text:p>
          </table:table-cell>
          <table:table-cell table:style-name="Tabelle5.B137" office:value-type="string">
            <text:p text:style-name="P3">to eat, drink, consume, swallow, ingest</text:p>
          </table:table-cell>
        </table:table-row>
        <table:table-row table:style-name="Tabelle5.1">
          <table:table-cell table:style-name="Tabelle5.A1" office:value-type="string">
            <text:p text:style-name="P1">moli </text:p>
          </table:table-cell>
          <table:table-cell table:style-name="Tabelle5.B137" office:value-type="string">
            <text:p text:style-name="P3">dead, dying</text:p>
          </table:table-cell>
        </table:table-row>
        <table:table-row table:style-name="Tabelle5.1">
          <table:table-cell table:style-name="Tabelle5.A1" office:value-type="string">
            <text:p text:style-name="P1">monsi </text:p>
          </table:table-cell>
          <table:table-cell table:style-name="Tabelle5.B137" office:value-type="string">
            <text:p text:style-name="P3">back, behind, rear</text:p>
          </table:table-cell>
        </table:table-row>
        <table:table-row table:style-name="Tabelle5.1">
          <table:table-cell table:style-name="Tabelle5.A1" office:value-type="string">
            <text:p text:style-name="P1">*monsuta </text:p>
          </table:table-cell>
          <table:table-cell table:style-name="Tabelle5.B137" office:value-type="string">
            <text:p text:style-name="P3">fear, monster, scary</text:p>
          </table:table-cell>
        </table:table-row>
        <table:table-row table:style-name="Tabelle5.1">
          <table:table-cell table:style-name="Tabelle5.A1" office:value-type="string">
            <text:p text:style-name="P1">mu </text:p>
          </table:table-cell>
          <table:table-cell table:style-name="Tabelle5.B137" office:value-type="string">
            <text:p text:style-name="P3">(animal noise or communication)</text:p>
          </table:table-cell>
        </table:table-row>
        <table:table-row table:style-name="Tabelle5.1">
          <table:table-cell table:style-name="Tabelle5.A1" office:value-type="string">
            <text:p text:style-name="P1">mun </text:p>
          </table:table-cell>
          <table:table-cell table:style-name="Tabelle5.B137" office:value-type="string">
            <text:p text:style-name="P3">moon, night sky object, star</text:p>
          </table:table-cell>
        </table:table-row>
        <table:table-row table:style-name="Tabelle5.1">
          <table:table-cell table:style-name="Tabelle5.A1" office:value-type="string">
            <text:p text:style-name="P1">musi </text:p>
          </table:table-cell>
          <table:table-cell table:style-name="Tabelle5.B137" office:value-type="string">
            <text:p text:style-name="P3">artistic, entertaining, frivolous, playful, recreational, fun</text:p>
          </table:table-cell>
        </table:table-row>
        <table:table-row table:style-name="Tabelle5.1">
          <table:table-cell table:style-name="Tabelle5.A1" office:value-type="string">
            <text:p text:style-name="P1">mute </text:p>
          </table:table-cell>
          <table:table-cell table:style-name="Tabelle5.B137" office:value-type="string">
            <text:p text:style-name="P3">many, a lot, more, much, several, very </text:p>
          </table:table-cell>
        </table:table-row>
        <table:table-row table:style-name="Tabelle5.1">
          <table:table-cell table:style-name="Tabelle5.A1" office:value-type="string">
            <text:p text:style-name="P1">*n </text:p>
          </table:table-cell>
          <table:table-cell table:style-name="Tabelle5.B137" office:value-type="string">
            <text:p text:style-name="P3">hmm, uhh</text:p>
          </table:table-cell>
        </table:table-row>
        <table:table-row table:style-name="Tabelle5.1">
          <table:table-cell table:style-name="Tabelle5.A1" office:value-type="string">
            <text:p text:style-name="P1">*namako </text:p>
          </table:table-cell>
          <table:table-cell table:style-name="Tabelle5.B137" office:value-type="string">
            <text:p text:style-name="P3">spice, additional</text:p>
          </table:table-cell>
        </table:table-row>
        <table:table-row table:style-name="Tabelle5.1">
          <table:table-cell table:style-name="Tabelle5.A1" office:value-type="string">
            <text:p text:style-name="P1">nanpa </text:p>
          </table:table-cell>
          <table:table-cell table:style-name="Tabelle5.B137" office:value-type="string">
            <text:p text:style-name="P3">-th (ordinal number), number, numbers</text:p>
          </table:table-cell>
        </table:table-row>
        <table:table-row table:style-name="Tabelle5.1">
          <table:table-cell table:style-name="Tabelle5.A1" office:value-type="string">
            <text:p text:style-name="P1">nasa </text:p>
          </table:table-cell>
          <table:table-cell table:style-name="Tabelle5.B137" office:value-type="string">
            <text:p text:style-name="P3">unusual, strange; foolish, crazy; drunk, intoxicated</text:p>
          </table:table-cell>
        </table:table-row>
        <table:table-row table:style-name="Tabelle5.1">
          <table:table-cell table:style-name="Tabelle5.A1" office:value-type="string">
            <text:p text:style-name="P1">nasin </text:p>
          </table:table-cell>
          <table:table-cell table:style-name="Tabelle5.B137" office:value-type="string">
            <text:p text:style-name="P3">way, custom, doctrine, method, path, road</text:p>
          </table:table-cell>
        </table:table-row>
        <table:table-row table:style-name="Tabelle5.1">
          <table:table-cell table:style-name="Tabelle5.A1" office:value-type="string">
            <text:p text:style-name="P1">nena </text:p>
          </table:table-cell>
          <table:table-cell table:style-name="Tabelle5.B137" office:value-type="string">
            <text:p text:style-name="P3">bump, button, hill, mountain, nose, protuberance</text:p>
          </table:table-cell>
        </table:table-row>
        <table:table-row table:style-name="Tabelle5.1">
          <table:table-cell table:style-name="Tabelle5.A1" office:value-type="string">
            <text:p text:style-name="P1">ni </text:p>
          </table:table-cell>
          <table:table-cell table:style-name="Tabelle5.B137" office:value-type="string">
            <text:p text:style-name="P3">that, this</text:p>
          </table:table-cell>
        </table:table-row>
        <table:table-row table:style-name="Tabelle5.1">
          <table:table-cell table:style-name="Tabelle5.A1" office:value-type="string">
            <text:p text:style-name="P1">nimi </text:p>
          </table:table-cell>
          <table:table-cell table:style-name="Tabelle5.B137" office:value-type="string">
            <text:p text:style-name="P3">name, word</text:p>
          </table:table-cell>
        </table:table-row>
        <table:table-row table:style-name="Tabelle5.1">
          <table:table-cell table:style-name="Tabelle5.A1" office:value-type="string">
            <text:p text:style-name="P1">noka </text:p>
          </table:table-cell>
          <table:table-cell table:style-name="Tabelle5.B137" office:value-type="string">
            <text:p text:style-name="P3">foot, leg, organ of locomotion; bottom, lower part</text:p>
          </table:table-cell>
        </table:table-row>
        <table:table-row table:style-name="Tabelle5.1">
          <table:table-cell table:style-name="Tabelle5.A1" office:value-type="string">
            <text:p text:style-name="P1">o </text:p>
          </table:table-cell>
          <table:table-cell table:style-name="Tabelle5.B137" office:value-type="string">
            <text:p text:style-name="P3">hey! O! (vocative or imperative)</text:p>
          </table:table-cell>
        </table:table-row>
        <table:table-row table:style-name="Tabelle5.1">
          <table:table-cell table:style-name="Tabelle5.A1" office:value-type="string">
            <text:p text:style-name="P1">*oko </text:p>
          </table:table-cell>
          <table:table-cell table:style-name="Tabelle5.B137" office:value-type="string">
            <text:p text:style-name="P3">eye</text:p>
          </table:table-cell>
        </table:table-row>
        <table:table-row table:style-name="Tabelle5.1">
          <table:table-cell table:style-name="Tabelle5.A1" office:value-type="string">
            <text:p text:style-name="P1">olin </text:p>
          </table:table-cell>
          <table:table-cell table:style-name="Tabelle5.B137" office:value-type="string">
            <text:p text:style-name="P3">to love, have compassion for, respect, show affection to</text:p>
          </table:table-cell>
        </table:table-row>
        <table:table-row table:style-name="Tabelle5.1">
          <table:table-cell table:style-name="Tabelle5.A1" office:value-type="string">
            <text:p text:style-name="P1">ona </text:p>
          </table:table-cell>
          <table:table-cell table:style-name="Tabelle5.B137" office:value-type="string">
            <text:p text:style-name="P3">he, she, it, they</text:p>
          </table:table-cell>
        </table:table-row>
        <table:table-row table:style-name="Tabelle5.1">
          <table:table-cell table:style-name="Tabelle5.A1" office:value-type="string">
            <text:p text:style-name="P1">open </text:p>
          </table:table-cell>
          <table:table-cell table:style-name="Tabelle5.B137" office:value-type="string">
            <text:p text:style-name="P3">to begin, start; open; turn on</text:p>
          </table:table-cell>
        </table:table-row>
        <table:table-row table:style-name="Tabelle5.1">
          <table:table-cell table:style-name="Tabelle5.A1" office:value-type="string">
            <text:p text:style-name="P1">pakala </text:p>
          </table:table-cell>
          <table:table-cell table:style-name="Tabelle5.B137" office:value-type="string">
            <text:p text:style-name="P3">botched, broken, damaged, harmed, messed up, „damn!“</text:p>
          </table:table-cell>
        </table:table-row>
        <table:table-row table:style-name="Tabelle5.1">
          <table:table-cell table:style-name="Tabelle5.A1" office:value-type="string">
            <text:p text:style-name="P1">pali </text:p>
          </table:table-cell>
          <table:table-cell table:style-name="Tabelle5.B137" office:value-type="string">
            <text:p text:style-name="P3">to do, take action on, work on; build, make, prepare</text:p>
          </table:table-cell>
        </table:table-row>
        <table:table-row table:style-name="Tabelle5.1">
          <table:table-cell table:style-name="Tabelle5.A1" office:value-type="string">
            <text:p text:style-name="P1">palisa </text:p>
          </table:table-cell>
          <table:table-cell table:style-name="Tabelle5.B137" office:value-type="string">
            <text:p text:style-name="P3">long hard thing; branch, rod, stick</text:p>
          </table:table-cell>
        </table:table-row>
        <table:table-row table:style-name="Tabelle5.1">
          <table:table-cell table:style-name="Tabelle5.A1" office:value-type="string">
            <text:p text:style-name="P1">pan </text:p>
          </table:table-cell>
          <table:table-cell table:style-name="Tabelle5.B137" office:value-type="string">
            <text:p text:style-name="P3">cereal, grain; barley, corn, oat, rice, wheat; bread, pasta</text:p>
          </table:table-cell>
        </table:table-row>
        <table:table-row table:style-name="Tabelle5.1">
          <table:table-cell table:style-name="Tabelle5.A1" office:value-type="string">
            <text:p text:style-name="P1">pana </text:p>
          </table:table-cell>
          <table:table-cell table:style-name="Tabelle5.B137" office:value-type="string">
            <text:p text:style-name="P3">to give, send, emit, provide, put, release</text:p>
          </table:table-cell>
        </table:table-row>
        <table:table-row table:style-name="Tabelle5.1">
          <table:table-cell table:style-name="Tabelle5.A1" office:value-type="string">
            <text:p text:style-name="P1">pi </text:p>
          </table:table-cell>
          <table:table-cell table:style-name="Tabelle5.B137" office:value-type="string">
            <text:p text:style-name="P3">of (regroup modifier)</text:p>
          </table:table-cell>
        </table:table-row>
        <table:table-row table:style-name="Tabelle5.1">
          <table:table-cell table:style-name="Tabelle5.A1" office:value-type="string">
            <text:p text:style-name="P1">pilin </text:p>
          </table:table-cell>
          <table:table-cell table:style-name="Tabelle5.B137" office:value-type="string">
            <text:p text:style-name="P3">heart (physical or emotional), feeling, emotion, a direct experience</text:p>
          </table:table-cell>
        </table:table-row>
        <table:table-row table:style-name="Tabelle5.1">
          <table:table-cell table:style-name="Tabelle5.A1" office:value-type="string">
            <text:p text:style-name="P1">pimeja </text:p>
          </table:table-cell>
          <table:table-cell table:style-name="Tabelle5.B137" office:value-type="string">
            <text:p text:style-name="P3">black, dark, unlit</text:p>
          </table:table-cell>
        </table:table-row>
        <table:table-row table:style-name="Tabelle5.1">
          <table:table-cell table:style-name="Tabelle5.A1" office:value-type="string">
            <text:p text:style-name="P1">pini </text:p>
          </table:table-cell>
          <table:table-cell table:style-name="Tabelle5.B137" office:value-type="string">
            <text:p text:style-name="P3">ago, completed, ended, finished, past, end</text:p>
          </table:table-cell>
        </table:table-row>
        <table:table-row table:style-name="Tabelle5.1">
          <table:table-cell table:style-name="Tabelle5.A1" office:value-type="string">
            <text:p text:style-name="P1">pipi </text:p>
          </table:table-cell>
          <table:table-cell table:style-name="Tabelle5.B137" office:value-type="string">
            <text:p text:style-name="P3">bug, insect, ant, spider</text:p>
          </table:table-cell>
        </table:table-row>
        <table:table-row table:style-name="Tabelle5.1">
          <table:table-cell table:style-name="Tabelle5.A1" office:value-type="string">
            <text:p text:style-name="P1">poka </text:p>
          </table:table-cell>
          <table:table-cell table:style-name="Tabelle5.B137" office:value-type="string">
            <text:p text:style-name="P3">hip, side; next to, nearby, vicinity</text:p>
          </table:table-cell>
        </table:table-row>
        <table:table-row table:style-name="Tabelle5.1">
          <table:table-cell table:style-name="Tabelle5.A1" office:value-type="string">
            <text:p text:style-name="P1">poki </text:p>
          </table:table-cell>
          <table:table-cell table:style-name="Tabelle5.B137" office:value-type="string">
            <text:p text:style-name="P3">container, bag, bowl, box, cup, cupboard, drawer, vessel</text:p>
          </table:table-cell>
        </table:table-row>
        <table:table-row table:style-name="Tabelle5.1">
          <table:table-cell table:style-name="Tabelle5.A1" office:value-type="string">
            <text:p text:style-name="P1">pona </text:p>
          </table:table-cell>
          <table:table-cell table:style-name="Tabelle5.B137" office:value-type="string">
            <text:p text:style-name="P3">good, positive, useful; friendly, peaceful; simple</text:p>
          </table:table-cell>
        </table:table-row>
        <table:table-row table:style-name="Tabelle5.1">
          <table:table-cell table:style-name="Tabelle5.A1" office:value-type="string">
            <text:p text:style-name="P1">pu </text:p>
          </table:table-cell>
          <table:table-cell table:style-name="Tabelle5.B137" office:value-type="string">
            <text:p text:style-name="P3">interacting with the official Toki Pona book</text:p>
          </table:table-cell>
        </table:table-row>
        <table:table-row table:style-name="Tabelle5.1">
          <table:table-cell table:style-name="Tabelle5.A1" office:value-type="string">
            <text:p text:style-name="P1">sama </text:p>
          </table:table-cell>
          <table:table-cell table:style-name="Tabelle5.B137" office:value-type="string">
            <text:p text:style-name="P3">same, similar; each other; sibling, peer, fellow, as, like</text:p>
          </table:table-cell>
        </table:table-row>
        <table:table-row table:style-name="Tabelle5.1">
          <table:table-cell table:style-name="Tabelle5.A1" office:value-type="string">
            <text:p text:style-name="P1">seli </text:p>
          </table:table-cell>
          <table:table-cell table:style-name="Tabelle5.B137" office:value-type="string">
            <text:p text:style-name="P3">fire; cooking element, chemical reaction, heat source</text:p>
          </table:table-cell>
        </table:table-row>
        <table:table-row table:style-name="Tabelle5.1">
          <table:table-cell table:style-name="Tabelle5.A1" office:value-type="string">
            <text:p text:style-name="P1">selo </text:p>
          </table:table-cell>
          <table:table-cell table:style-name="Tabelle5.B137" office:value-type="string">
            <text:p text:style-name="P3">outer form, outer layer; bark, peel, shell, skin; boundary</text:p>
          </table:table-cell>
        </table:table-row>
        <table:table-row table:style-name="Tabelle5.1">
          <table:table-cell table:style-name="Tabelle5.A1" office:value-type="string">
            <text:p text:style-name="P1">seme </text:p>
          </table:table-cell>
          <table:table-cell table:style-name="Tabelle5.B137" office:value-type="string">
            <text:p text:style-name="P3">what? which?</text:p>
          </table:table-cell>
        </table:table-row>
        <table:table-row table:style-name="Tabelle5.1">
          <table:table-cell table:style-name="Tabelle5.A1" office:value-type="string">
            <text:p text:style-name="P1">sewi </text:p>
          </table:table-cell>
          <table:table-cell table:style-name="Tabelle5.B137" office:value-type="string">
            <text:p text:style-name="P3">area above, highest part, something elevated </text:p>
          </table:table-cell>
        </table:table-row>
        <table:table-row table:style-name="Tabelle5.1">
          <table:table-cell table:style-name="Tabelle5.A1" office:value-type="string">
            <text:p text:style-name="P1">sijelo </text:p>
          </table:table-cell>
          <table:table-cell table:style-name="Tabelle5.B137" office:value-type="string">
            <text:p text:style-name="P3">body (of person or animal), physical state, torso</text:p>
          </table:table-cell>
        </table:table-row>
        <table:table-row table:style-name="Tabelle5.1">
          <table:table-cell table:style-name="Tabelle5.A1" office:value-type="string">
            <text:p text:style-name="P1">sike </text:p>
          </table:table-cell>
          <table:table-cell table:style-name="Tabelle5.B137" office:value-type="string">
            <text:p text:style-name="P3">round or circular thing; ball, circle, cycle, sphere, wheel, (sike suno) of one year</text:p>
          </table:table-cell>
        </table:table-row>
        <table:table-row table:style-name="Tabelle5.1">
          <table:table-cell table:style-name="Tabelle5.A1" office:value-type="string">
            <text:p text:style-name="P1">sin </text:p>
          </table:table-cell>
          <table:table-cell table:style-name="Tabelle5.B137" office:value-type="string">
            <text:p text:style-name="P3">new, fresh, another</text:p>
          </table:table-cell>
        </table:table-row>
        <table:table-row table:style-name="Tabelle5.1">
          <table:table-cell table:style-name="Tabelle5.A1" office:value-type="string">
            <text:p text:style-name="P1">sina </text:p>
          </table:table-cell>
          <table:table-cell table:style-name="Tabelle5.B137" office:value-type="string">
            <text:p text:style-name="P3">you</text:p>
          </table:table-cell>
        </table:table-row>
        <table:table-row table:style-name="Tabelle5.1">
          <table:table-cell table:style-name="Tabelle5.A1" office:value-type="string">
            <text:p text:style-name="P1">sinpin </text:p>
          </table:table-cell>
          <table:table-cell table:style-name="Tabelle5.B137" office:value-type="string">
            <text:p text:style-name="P3">face, foremost, front, wall</text:p>
          </table:table-cell>
        </table:table-row>
        <table:table-row table:style-name="Tabelle5.1">
          <table:table-cell table:style-name="Tabelle5.A1" office:value-type="string">
            <text:p text:style-name="P1">sitelen </text:p>
          </table:table-cell>
          <table:table-cell table:style-name="Tabelle5.B137" office:value-type="string">
            <text:p text:style-name="P3">image, picture, representation, symbol, mark, writing</text:p>
          </table:table-cell>
        </table:table-row>
        <table:table-row table:style-name="Tabelle5.1">
          <table:table-cell table:style-name="Tabelle5.A1" office:value-type="string">
            <text:p text:style-name="P1">*soko </text:p>
          </table:table-cell>
          <table:table-cell table:style-name="Tabelle5.B137" office:value-type="string">
            <text:p text:style-name="P3">mushroom</text:p>
          </table:table-cell>
        </table:table-row>
        <table:table-row table:style-name="Tabelle5.1">
          <table:table-cell table:style-name="Tabelle5.A1" office:value-type="string">
            <text:p text:style-name="P1">sona </text:p>
          </table:table-cell>
          <table:table-cell table:style-name="Tabelle5.B137" office:value-type="string">
            <text:p text:style-name="P3">to know, be skilled in, be wise about, info, wisdom, knowledge</text:p>
          </table:table-cell>
        </table:table-row>
        <table:table-row table:style-name="Tabelle5.1">
          <table:table-cell table:style-name="Tabelle5.A1" office:value-type="string">
            <text:p text:style-name="P1">soweli </text:p>
          </table:table-cell>
          <table:table-cell table:style-name="Tabelle5.B137" office:value-type="string">
            <text:p text:style-name="P3">animal, beast, land mammal</text:p>
          </table:table-cell>
        </table:table-row>
        <table:table-row table:style-name="Tabelle5.1">
          <table:table-cell table:style-name="Tabelle5.A1" office:value-type="string">
            <text:p text:style-name="P1">suli </text:p>
          </table:table-cell>
          <table:table-cell table:style-name="Tabelle5.B137" office:value-type="string">
            <text:p text:style-name="P3">big, heavy, large, long, tall; important; adult</text:p>
          </table:table-cell>
        </table:table-row>
        <table:table-row table:style-name="Tabelle5.1">
          <table:table-cell table:style-name="Tabelle5.A1" office:value-type="string">
            <text:p text:style-name="P1">suno </text:p>
          </table:table-cell>
          <table:table-cell table:style-name="Tabelle5.B137" office:value-type="string">
            <text:p text:style-name="P3">sun; light, brightness, glow, radiance, shine; light source</text:p>
          </table:table-cell>
        </table:table-row>
        <table:table-row table:style-name="Tabelle5.1">
          <table:table-cell table:style-name="Tabelle5.A1" office:value-type="string">
            <text:p text:style-name="P1">supa </text:p>
          </table:table-cell>
          <table:table-cell table:style-name="Tabelle5.B137" office:value-type="string">
            <text:p text:style-name="P3">horizontal surface, thing to put or rest something on</text:p>
          </table:table-cell>
        </table:table-row>
        <table:table-row table:style-name="Tabelle5.1">
          <table:table-cell table:style-name="Tabelle5.A1" office:value-type="string">
            <text:p text:style-name="P1">suwi </text:p>
          </table:table-cell>
          <table:table-cell table:style-name="Tabelle5.B137" office:value-type="string">
            <text:p text:style-name="P3">sweet, fragrant; cute, innocent, adorable</text:p>
          </table:table-cell>
        </table:table-row>
        <table:table-row table:style-name="Tabelle5.1">
          <table:table-cell table:style-name="Tabelle5.A1" office:value-type="string">
            <text:p text:style-name="P1">tan </text:p>
          </table:table-cell>
          <table:table-cell table:style-name="Tabelle5.B137" office:value-type="string">
            <text:p text:style-name="P3">by, from, because of</text:p>
          </table:table-cell>
        </table:table-row>
        <table:table-row table:style-name="Tabelle5.1">
          <table:table-cell table:style-name="Tabelle5.A1" office:value-type="string">
            <text:p text:style-name="P1">taso </text:p>
          </table:table-cell>
          <table:table-cell table:style-name="Tabelle5.B137" office:value-type="string">
            <text:p text:style-name="P3">but, however,<text:line-break/>only, (wan taso) alone</text:p>
          </table:table-cell>
        </table:table-row>
        <table:table-row table:style-name="Tabelle5.1">
          <table:table-cell table:style-name="Tabelle5.A1" office:value-type="string">
            <text:p text:style-name="P1">tawa </text:p>
          </table:table-cell>
          <table:table-cell table:style-name="Tabelle5.B137" office:value-type="string">
            <text:p text:style-name="P3">going to, toward; for; from the perspective of,<text:line-break/>moving</text:p>
          </table:table-cell>
        </table:table-row>
        <table:table-row table:style-name="Tabelle5.1">
          <table:table-cell table:style-name="Tabelle5.A1" office:value-type="string">
            <text:p text:style-name="P1">telo </text:p>
          </table:table-cell>
          <table:table-cell table:style-name="Tabelle5.B137" office:value-type="string">
            <text:p text:style-name="P3">water, liquid, fluid, wet substance; beverage,<text:line-break/>to wash, to water</text:p>
          </table:table-cell>
        </table:table-row>
        <table:table-row table:style-name="Tabelle5.1">
          <table:table-cell table:style-name="Tabelle5.A1" office:value-type="string">
            <text:p text:style-name="P1">tenpo </text:p>
          </table:table-cell>
          <table:table-cell table:style-name="Tabelle5.B137" office:value-type="string">
            <text:p text:style-name="P3">time, duration, moment, occasion, period, situation</text:p>
          </table:table-cell>
        </table:table-row>
        <table:table-row table:style-name="Tabelle5.1">
          <table:table-cell table:style-name="Tabelle5.A1" office:value-type="string">
            <text:p text:style-name="P1">toki </text:p>
          </table:table-cell>
          <table:table-cell table:style-name="Tabelle5.B137" office:value-type="string">
            <text:p text:style-name="P3">to communicate, say, speak, talk, use language, think</text:p>
          </table:table-cell>
        </table:table-row>
        <table:table-row table:style-name="Tabelle5.1">
          <table:table-cell table:style-name="Tabelle5.A1" office:value-type="string">
            <text:p text:style-name="P1">*tonsi </text:p>
          </table:table-cell>
          <table:table-cell table:style-name="Tabelle5.B137" office:value-type="string">
            <text:p text:style-name="P3">non-binary, trans , gendernonconforming</text:p>
          </table:table-cell>
        </table:table-row>
        <table:table-row table:style-name="Tabelle5.1">
          <table:table-cell table:style-name="Tabelle5.A1" office:value-type="string">
            <text:p text:style-name="P1">tomo </text:p>
          </table:table-cell>
          <table:table-cell table:style-name="Tabelle5.B137" office:value-type="string">
            <text:p text:style-name="P3">indoor space; building, home, house, room, structure</text:p>
          </table:table-cell>
        </table:table-row>
        <table:table-row table:style-name="Tabelle5.1">
          <table:table-cell table:style-name="Tabelle5.A1" office:value-type="string">
            <text:p text:style-name="P1">tu </text:p>
          </table:table-cell>
          <table:table-cell table:style-name="Tabelle5.B137" office:value-type="string">
            <text:p text:style-name="P3">two, <text:span text:style-name="T2">(number) 2, divide(d)</text:span></text:p>
          </table:table-cell>
        </table:table-row>
        <table:table-row table:style-name="Tabelle5.1">
          <table:table-cell table:style-name="Tabelle5.A1" office:value-type="string">
            <text:p text:style-name="P1">unpa </text:p>
          </table:table-cell>
          <table:table-cell table:style-name="Tabelle5.B137" office:value-type="string">
            <text:p text:style-name="P3">sex, to have sexual / marital relations with</text:p>
          </table:table-cell>
        </table:table-row>
        <table:table-row table:style-name="Tabelle5.1">
          <table:table-cell table:style-name="Tabelle5.A1" office:value-type="string">
            <text:p text:style-name="P1">uta </text:p>
          </table:table-cell>
          <table:table-cell table:style-name="Tabelle5.B137" office:value-type="string">
            <text:p text:style-name="P3">mouth, lips, oral cavity, jaw</text:p>
          </table:table-cell>
        </table:table-row>
        <table:table-row table:style-name="Tabelle5.1">
          <table:table-cell table:style-name="Tabelle5.A1" office:value-type="string">
            <text:p text:style-name="P1">utala </text:p>
          </table:table-cell>
          <table:table-cell table:style-name="Tabelle5.B137" office:value-type="string">
            <text:p text:style-name="P3">to battle, challenge, compete against, struggle against</text:p>
          </table:table-cell>
        </table:table-row>
        <table:table-row table:style-name="Tabelle5.1">
          <table:table-cell table:style-name="Tabelle5.A1" office:value-type="string">
            <text:p text:style-name="P1">walo </text:p>
          </table:table-cell>
          <table:table-cell table:style-name="Tabelle5.B137" office:value-type="string">
            <text:p text:style-name="P3">white, whitish; light-coloured, pale</text:p>
          </table:table-cell>
        </table:table-row>
        <table:table-row table:style-name="Tabelle5.1">
          <table:table-cell table:style-name="Tabelle5.A1" office:value-type="string">
            <text:p text:style-name="P1">wan </text:p>
          </table:table-cell>
          <table:table-cell table:style-name="Tabelle5.B137" office:value-type="string">
            <text:p text:style-name="P3">unique, united, one, (number) 1</text:p>
          </table:table-cell>
        </table:table-row>
        <table:table-row table:style-name="Tabelle5.1">
          <table:table-cell table:style-name="Tabelle5.A1" office:value-type="string">
            <text:p text:style-name="P1">waso </text:p>
          </table:table-cell>
          <table:table-cell table:style-name="Tabelle5.B137" office:value-type="string">
            <text:p text:style-name="P3">bird, flying creature, winged animal</text:p>
          </table:table-cell>
        </table:table-row>
        <table:table-row table:style-name="Tabelle5.1">
          <table:table-cell table:style-name="Tabelle5.A1" office:value-type="string">
            <text:p text:style-name="P1">wawa </text:p>
          </table:table-cell>
          <table:table-cell table:style-name="Tabelle5.B137" office:value-type="string">
            <text:p text:style-name="P3">strong, powerful; confident, sure; energetic, intense</text:p>
          </table:table-cell>
        </table:table-row>
        <table:table-row table:style-name="Tabelle5.1">
          <table:table-cell table:style-name="Tabelle5.A1" office:value-type="string">
            <text:p text:style-name="P1">weka </text:p>
          </table:table-cell>
          <table:table-cell table:style-name="Tabelle5.B137" office:value-type="string">
            <text:p text:style-name="P3">absent, away, ignored</text:p>
          </table:table-cell>
        </table:table-row>
        <table:table-row table:style-name="Tabelle5.1">
          <table:table-cell table:style-name="Tabelle5.A1" office:value-type="string">
            <text:p text:style-name="P1">wile </text:p>
          </table:table-cell>
          <table:table-cell table:style-name="Tabelle5.B137" office:value-type="string">
            <text:p text:style-name="P3">must, need, require, should, want, wish</text:p>
          </table:table-cell>
        </table:table-row>
      </table:table>
      <text:p text:style-name="P8"/>
      <text:p text:style-name="P5">* <text:span text:style-name="T3">a</text:span><text:span text:style-name="T6">n official</text:span><text:span text:style-name="T3"> </text:span><text:span text:style-name="T5">nimi sin</text:span><text:span text:style-name="T3"> in </text:span><text:span text:style-name="T5">ku</text:span></text:p>
      <text:p text:style-name="P5">** <text:span text:style-name="T3">a joke word, not serious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Courier New" svg:font-family="'Courier New'" style:font-adornments="Regular" style:font-family-generic="modern" style:font-pitch="fixed"/>
    <style:font-face style:name="Gill Sans" svg:font-family="'Gill Sans'"/>
    <style:font-face style:name="Gill Sans1" svg:font-family="'Gill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Fett" style:font-family-generic="roman" style:font-pitch="variable"/>
    <style:font-face style:name="OpenSymbol" svg:font-family="OpenSymbol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.191cm" fo:margin-bottom="0.191cm" style:contextual-spacing="false" fo:text-align="justify" style:justify-single-word="false" style:page-number="auto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Standard" style:class="list">
      <style:paragraph-properties fo:text-align="start" style:justify-single-word="false"/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 fo:text-align="start" style:justify-single-word="false"/>
      <style:text-properties style:font-name="Courier New" fo:font-family="'Courier New'" style:font-style-name="Regular" style:font-family-generic="modern" style:font-pitch="fixed" fo:font-size="11pt" style:font-name-asian="Courier New" style:font-family-asian="'Courier New'" style:font-style-name-asian="Regular" style:font-family-generic-asian="modern" style:font-pitch-asian="fixed" style:font-size-asian="11pt" style:font-name-complex="Courier New" style:font-family-complex="'Courier New'" style:font-style-name-complex="Regular" style:font-family-generic-complex="modern" style:font-pitch-complex="fixed" style:font-size-complex="11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align="justify" style:justify-single-word="fals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style:font-name="Liberation Serif1" fo:font-family="'Liberation Serif'" style:font-style-name="Fett" style:font-family-generic="roman" style:font-pitch="variable" fo:font-size="115%" fo:font-weight="bold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style:contextual-spacing="false" style:page-number="auto" fo:break-before="page"/>
      <style:text-properties style:font-name="Liberation Serif1" fo:font-family="'Liberation Serif'" style:font-style-name="Fett" style:font-family-generic="roman" style:font-pitch="variable" fo:font-size="130%" fo:font-weight="bold" style:font-size-asian="130%" style:font-weight-asian="bold" style:font-size-complex="130%" style:font-weight-complex="bold"/>
    </style:style>
    <style:style style:name="List_20_1_20_Start" style:display-name="List 1 Start" style:family="paragraph" style:parent-style-name="List" style:next-style-name="List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049cm" style:contextual-spacing="false" fo:text-indent="0cm" style:auto-text-indent="false"/>
    </style:style>
    <style:style style:name="List_20_2_20_Cont." style:display-name="List 2 Cont." style:family="paragraph" style:parent-style-name="List" style:class="list">
      <style:paragraph-properties fo:margin-left="1.27cm" fo:margin-right="0cm" fo:margin-top="0cm" fo:margin-bottom="0.212cm" style:contextual-spacing="false" fo:text-indent="0cm" style:auto-text-indent="false"/>
    </style:style>
    <style:style style:name="List_20_3_20_Cont." style:display-name="List 3 Cont." style:family="paragraph" style:parent-style-name="List" style:class="list">
      <style:paragraph-properties fo:margin-left="1.905cm" fo:margin-right="0cm" fo:margin-top="0cm" fo:margin-bottom="0.212cm" style:contextual-spacing="false" fo:text-indent="0cm" style:auto-text-indent="false"/>
    </style:style>
    <style:style style:name="List_20_4_20_Cont." style:display-name="List 4 Cont." style:family="paragraph" style:parent-style-name="List" style:class="list">
      <style:paragraph-properties fo:margin-left="2.54cm" fo:margin-right="0cm" fo:margin-top="0cm" fo:margin-bottom="0.212cm" style:contextual-spacing="false" fo:text-indent="0cm" style:auto-text-indent="false"/>
    </style:style>
    <style:style style:name="List_20_5_20_Cont." style:display-name="List 5 Cont." style:family="paragraph" style:parent-style-name="List" style:class="list">
      <style:paragraph-properties fo:margin-left="3.175cm" fo:margin-right="0cm" fo:margin-top="0cm" fo:margin-bottom="0.212cm" style:contextual-spacing="false" fo:text-indent="0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1_20_End" style:display-name="List 1 End" style:family="paragraph" style:parent-style-name="List" style:next-style-name="List_20_1" style:class="list">
      <style:paragraph-properties fo:margin-left="0.635cm" fo:margin-right="0cm" fo:margin-top="0cm" fo:margin-bottom="0.423cm" style:contextual-spacing="false" fo:text-indent="-0.635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049cm" style:contextual-spacing="false" fo:text-indent="-0.635cm" style:auto-text-indent="false"/>
    </style:style>
    <style:style style:name="Subtitle" style:family="paragraph" style:parent-style-name="Standard" style:next-style-name="Text_20_body" style:class="chapter" style:master-page-name="">
      <style:paragraph-properties fo:margin-top="0.109cm" fo:margin-bottom="0.109cm" style:contextual-spacing="false" fo:text-align="start" style:justify-single-word="false" style:page-number="auto"/>
      <style:text-properties style:font-name="Liberation Serif1" fo:font-family="'Liberation Serif'" style:font-style-name="Fett" style:font-family-generic="roman" style:font-pitch="variable" fo:font-size="14pt" fo:font-weight="bold" style:font-size-asian="18pt" style:font-size-complex="18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style:font-name="Liberation Serif1" fo:font-family="'Liberation Serif'" style:font-style-name="Fett" style:font-family-generic="roman" style:font-pitch="variable"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.101cm" fo:margin-bottom="0.101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margin-top="0.101cm" fo:margin-bottom="0.101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.101cm" fo:margin-bottom="0.101cm" style:contextual-spacing="false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ource_20_Text" style:display-name="Source Text" style:family="text">
      <style:text-properties style:font-name="Courier New" fo:font-family="'Courier New'" style:font-style-name="Regular" style:font-family-generic="modern" style:font-pitch="fixed" fo:font-size="11pt" style:font-name-asian="Courier New" style:font-family-asian="'Courier New'" style:font-style-name-asian="Regular" style:font-family-generic-asian="modern" style:font-pitch-asian="fixed" style:font-name-complex="Courier New" style:font-family-complex="'Courier New'" style:font-style-name-complex="Regular" style:font-family-generic-complex="modern" style:font-pitch-complex="fixed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Endnote_20_Symbol" style:display-name="Endnote Symbol" style:family="text"/>
    <style:style style:name="Numbering_5f_20_5f_Symbols" style:display-name="Numbering_20_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Endnote_20_anchor" style:display-name="Endnote anchor" style:family="text">
      <style:text-properties style:text-position="super 58%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251cm" fo:text-indent="-1.016cm" fo:margin-left="1.016cm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1.251cm" fo:text-indent="-1.27cm" fo:margin-left="1.27cm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default-style-name="Footnote" text:citation-style-name="Footnote_20_Symbol" text:citation-body-style-name="Footnote_20_anchor" text:master-page-name="Footnote" style:num-format="a" text:start-value="0" text:footnotes-position="page" text:start-numbering-at="page"/>
    <text:notes-configuration text:note-class="endnote" text:default-style-name="Endnote" text:citation-style-name="Endnote_20_Symbol" text:citation-body-style-name="Endnote_20_anchor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64cm" fo:margin-bottom="1.45cm" fo:margin-left="0.64cm" fo:margin-right="0.6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4" fo:column-gap="0.25cm">
          <style:column style:rel-width="16383*" fo:start-indent="0cm" fo:end-indent="0.125cm"/>
          <style:column style:rel-width="16383*" fo:start-indent="0.125cm" fo:end-indent="0.125cm"/>
          <style:column style:rel-width="16383*" fo:start-indent="0.125cm" fo:end-indent="0.125cm"/>
          <style:column style:rel-width="16386*" fo:start-indent="0.125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Endnote" style:page-layout-name="Mpm2" draw:style-name="Mdp1">
      <style:header>
        <text:h text:style-name="Heading_20_2" text:outline-level="2">Bibliography</text:h>
      </style:header>
    </style:master-page>
    <style:master-page style:name="Footnote" style:page-layout-name="Mpm3" draw:style-name="Mdp1"/>
    <style:master-page style:name="HTML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editing-duration>PT46M52S</meta:editing-duration>
    <meta:editing-cycles>12</meta:editing-cycles>
    <meta:generator>LibreOffice/7.2.5.2$MacOSX_X86_64 LibreOffice_project/499f9727c189e6ef3471021d6132d4c694f357e5</meta:generator>
    <dc:title>KAT-TN 140909a</dc:title>
    <meta:creation-date>2022-07-27T15:33:38.241697868</meta:creation-date>
    <dc:date>2022-07-28T17:58:14.221718225</dc:date>
    <meta:document-statistic meta:table-count="1" meta:image-count="0" meta:object-count="0" meta:page-count="2" meta:paragraph-count="389" meta:word-count="1899" meta:character-count="10953" meta:non-whitespace-character-count="9244"/>
    <meta:template xlink:type="simple" xlink:actuate="onRequest" xlink:title="KAT-TN 140909a" xlink:href="../../Library/Application%20Support/LibreOffice/4/user/template/KAT-TN%20140909a.ott" meta:date="2022-07-27T15:33:37.790801825"/>
  </office:meta>
</office:document-meta>
</file>